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宋体" svg:font-family="宋体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1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" style:family="table-cell" style:parent-style-name="Default" style:data-style-name="N10125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" style:family="table-cell" style:parent-style-name="Default" style:data-style-name="N10125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 style:data-style-name="N1012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 style:data-style-name="N1012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name-complex="宋体" style:font-size-complex="12pt" style:font-style-complex="normal" style:font-weight-complex="bold"/>
    </style:style>
    <style:style style:name="ce18" style:family="table-cell" style:parent-style-name="Default" style:data-style-name="N1012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name-complex="宋体" style:font-size-complex="12pt" style:font-style-complex="normal" style:font-weight-complex="bold"/>
    </style:style>
    <style:style style:name="ce19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.026cm" svg:stroke-color="#000000" draw:marker-start="Line_20_Arrow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2pt" style:language-asian="zh" style:country-asian="CN" style:font-style-asian="normal" style:font-weight-asian="normal" style:font-name-complex="宋体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name-complex="宋体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</office:automatic-styles>
  <office:body>
    <office:spreadsheet>
      <table:table table:name="工作表1" table:style-name="ta1" table:print="false">
        <table:table-column table:style-name="co1" table:default-cell-style-name="ce4"/>
        <table:table-column table:style-name="co1" table:default-cell-style-name="ce8"/>
        <table:table-column table:style-name="co1" table:number-columns-repeated="8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date" office:date-value="2015-09-21">
            <text:p>9月21日</text:p>
          </table:table-cell>
          <table:table-cell table:style-name="ce6" office:value-type="string">
            <text:p>大理超强</text:p>
          </table:table-cell>
          <table:table-cell table:style-name="ce10" office:value-type="string">
            <text:p>S90 2G调价</text:p>
          </table:table-cell>
          <table:table-cell table:style-name="ce10" office:value-type="string">
            <text:p>1099—999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-100">
            <text:p>-100</text:p>
          </table:table-cell>
          <table:table-cell table:style-name="ce10" table:formula="of:=[.F1]*[.E1]" office:value-type="float" office:value="-900">
            <text:p>-900</text:p>
          </table:table-cell>
          <table:table-cell/>
          <table:table-cell table:style-name="ce17" office:value-type="float" office:value="-50000">
            <text:p>-50000</text:p>
          </table:table-cell>
          <table:table-cell table:style-name="ce18" office:value-type="date" office:date-value="2015-10-03">
            <text:p>10月3日</text:p>
          </table:table-cell>
          <table:table-cell table:style-name="ce19" table:number-columns-repeated="2"/>
        </table:table-row>
        <table:table-row table:style-name="ro1">
          <table:table-cell table:style-name="ce2" office:value-type="date" office:date-value="2015-09-21">
            <text:p>9月21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U5482</text:p>
          </table:table-cell>
          <table:table-cell table:style-name="ce11" office:value-type="string">
            <text:p>白</text:p>
          </table:table-cell>
          <table:table-cell table:style-name="ce16" office:value-type="float" office:value="-1">
            <text:p>-1</text:p>
          </table:table-cell>
          <table:table-cell table:style-name="ce16" office:value-type="float" office:value="1199">
            <text:p>1199</text:p>
          </table:table-cell>
          <table:table-cell table:style-name="ce16" table:formula="of:=[.F2]*[.E2]" office:value-type="float" office:value="-1199">
            <text:p>-1199</text:p>
          </table:table-cell>
          <table:table-cell/>
          <table:table-cell table:style-name="ce17" office:value-type="float" office:value="-50000">
            <text:p>-50000</text:p>
          </table:table-cell>
          <table:table-cell table:style-name="ce18" office:value-type="date" office:date-value="2015-10-09">
            <text:p>10月9日</text:p>
          </table:table-cell>
          <table:table-cell table:style-name="ce19" table:number-columns-repeated="2"/>
        </table:table-row>
        <table:table-row table:style-name="ro1">
          <table:table-cell table:style-name="ce2" office:value-type="date" office:date-value="2015-09-21">
            <text:p>9月21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U5482</text:p>
          </table:table-cell>
          <table:table-cell table:style-name="ce11" office:value-type="string">
            <text:p>白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99">
            <text:p>1199</text:p>
          </table:table-cell>
          <table:table-cell table:style-name="ce16" table:formula="of:=[.F3]*[.E3]" office:value-type="float" office:value="1199">
            <text:p>1199</text:p>
          </table:table-cell>
          <table:table-cell/>
          <table:table-cell office:value-type="float" office:value="-50000">
            <text:p>-50000</text:p>
          </table:table-cell>
          <table:table-cell table:style-name="ce4" office:value-type="date" office:date-value="2015-10-16">
            <text:p>10月16日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9-21">
            <text:p>9月21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P70 2G</text:p>
          </table:table-cell>
          <table:table-cell table:style-name="ce11" office:value-type="string">
            <text:p>棕</text:p>
          </table:table-cell>
          <table:table-cell table:style-name="ce11" office:value-type="float" office:value="-3">
            <text:p>-3</text:p>
          </table:table-cell>
          <table:table-cell table:style-name="ce11" office:value-type="float" office:value="1199">
            <text:p>1199</text:p>
          </table:table-cell>
          <table:table-cell table:style-name="ce16" table:formula="of:=[.F4]*[.E4]" office:value-type="float" office:value="-3597">
            <text:p>-3597</text:p>
          </table:table-cell>
          <table:table-cell office:value-type="string">
            <text:p>转单位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ce2" office:value-type="date" office:date-value="2015-09-21">
            <text:p>9月21日</text:p>
          </table:table-cell>
          <table:table-cell table:style-name="ce7" office:value-type="string">
            <text:p>宾川东方</text:p>
          </table:table-cell>
          <table:table-cell table:style-name="ce11" office:value-type="string">
            <text:p>P70 2G</text:p>
          </table:table-cell>
          <table:table-cell table:style-name="ce11" office:value-type="string">
            <text:p>棕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99">
            <text:p>1199</text:p>
          </table:table-cell>
          <table:table-cell table:style-name="ce16" table:formula="of:=[.F5]*[.E5]" office:value-type="float" office:value="3597">
            <text:p>3597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2">
            <text:p>9月22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P70 2G</text:p>
          </table:table-cell>
          <table:table-cell table:style-name="ce11" office:value-type="string">
            <text:p>棕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1199">
            <text:p>1199</text:p>
          </table:table-cell>
          <table:table-cell table:style-name="ce11" table:formula="of:=[.F6]*[.E6]" office:value-type="float" office:value="-1199">
            <text:p>-1199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2">
            <text:p>9月22日</text:p>
          </table:table-cell>
          <table:table-cell table:style-name="ce7" office:value-type="string">
            <text:p>鲁建杰</text:p>
          </table:table-cell>
          <table:table-cell table:style-name="ce11" office:value-type="string">
            <text:p>P70 2G</text:p>
          </table:table-cell>
          <table:table-cell table:style-name="ce11" office:value-type="string">
            <text:p>棕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99">
            <text:p>899</text:p>
          </table:table-cell>
          <table:table-cell table:style-name="ce11" table:formula="of:=[.F7]*[.E7]" office:value-type="float" office:value="899">
            <text:p>899</text:p>
          </table:table-cell>
          <table:table-cell office:value-type="string">
            <text:p>转单位</text:p>
          </table:table-cell>
          <table:table-cell office:value-type="float" office:value="-899">
            <text:p>-899</text:p>
          </table:table-cell>
          <table:table-cell table:style-name="ce4" office:value-type="date" office:date-value="2015-10-05">
            <text:p>10月5日</text:p>
          </table:table-cell>
          <table:table-cell table:number-columns-repeated="2"/>
        </table:table-row>
        <table:table-row table:style-name="ro2">
          <table:table-cell table:style-name="ce3" office:value-type="date" office:date-value="2015-09-23">
            <text:p>9月23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X2</text:p>
          </table:table-cell>
          <table:table-cell table:style-name="ce11" office:value-type="string">
            <text:p>金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1299">
            <text:p>1299</text:p>
          </table:table-cell>
          <table:table-cell table:style-name="ce11" table:formula="of:=[.F8]*[.E8]" office:value-type="float" office:value="-2598">
            <text:p>-2598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3">
            <text:p>9月23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X2</text:p>
          </table:table-cell>
          <table:table-cell table:style-name="ce11" office:value-type="string">
            <text:p>金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99">
            <text:p>1199</text:p>
          </table:table-cell>
          <table:table-cell table:style-name="ce11" table:formula="of:=[.F9]*[.E9]" office:value-type="float" office:value="2398">
            <text:p>2398</text:p>
          </table:table-cell>
          <table:table-cell office:value-type="string">
            <text:p>转单位</text:p>
          </table:table-cell>
          <table:table-cell office:value-type="float" office:value="-50000">
            <text:p>-50000</text:p>
          </table:table-cell>
          <table:table-cell table:style-name="ce4" office:value-type="date" office:date-value="2015-10-19">
            <text:p>10月19日</text:p>
          </table:table-cell>
          <table:table-cell table:number-columns-repeated="2"/>
        </table:table-row>
        <table:table-row table:style-name="ro2">
          <table:table-cell table:style-name="ce3" office:value-type="date" office:date-value="2015-09-23">
            <text:p>9月23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S60</text:p>
          </table:table-cell>
          <table:table-cell table:style-name="ce11" office:value-type="string">
            <text:p>粉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729">
            <text:p>729</text:p>
          </table:table-cell>
          <table:table-cell table:style-name="ce11" table:formula="of:=[.F10]*[.E10]" office:value-type="float" office:value="5103">
            <text:p>5103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A688</text:p>
          </table:table-cell>
          <table:table-cell table:style-name="ce11" office:value-type="string">
            <text:p>白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599">
            <text:p>599</text:p>
          </table:table-cell>
          <table:table-cell table:style-name="ce11" table:formula="of:=[.F11]*[.E11]" office:value-type="float" office:value="-1198">
            <text:p>-1198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A858</text:p>
          </table:table-cell>
          <table:table-cell table:style-name="ce11" office:value-type="string">
            <text:p>黑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799">
            <text:p>799</text:p>
          </table:table-cell>
          <table:table-cell table:style-name="ce11" table:formula="of:=[.F12]*[.E12]" office:value-type="float" office:value="-1598">
            <text:p>-1598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T5</text:p>
          </table:table-cell>
          <table:table-cell table:style-name="ce11" office:value-type="string">
            <text:p>黄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990">
            <text:p>990</text:p>
          </table:table-cell>
          <table:table-cell table:style-name="ce11" table:formula="of:=[.F13]*[.E13]" office:value-type="float" office:value="-990">
            <text:p>-990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S90</text:p>
          </table:table-cell>
          <table:table-cell table:style-name="ce11" office:value-type="string">
            <text:p>银</text:p>
          </table:table-cell>
          <table:table-cell table:style-name="ce11" office:value-type="float" office:value="-3">
            <text:p>-3</text:p>
          </table:table-cell>
          <table:table-cell table:style-name="ce11" office:value-type="float" office:value="1099">
            <text:p>1099</text:p>
          </table:table-cell>
          <table:table-cell table:style-name="ce11" table:formula="of:=[.F14]*[.E14]" office:value-type="float" office:value="-3297">
            <text:p>-3297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K920</text:p>
          </table:table-cell>
          <table:table-cell table:style-name="ce11" office:value-type="string">
            <text:p>金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2099">
            <text:p>2099</text:p>
          </table:table-cell>
          <table:table-cell table:style-name="ce11" table:formula="of:=[.F15]*[.E15]" office:value-type="float" office:value="-4198">
            <text:p>-4198</text:p>
          </table:table-cell>
          <table:table-cell office:value-type="string">
            <text:p>转单位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K920</text:p>
          </table:table-cell>
          <table:table-cell table:style-name="ce11" office:value-type="string">
            <text:p>灰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2099">
            <text:p>2099</text:p>
          </table:table-cell>
          <table:table-cell table:style-name="ce11" table:formula="of:=[.F16]*[.E16]" office:value-type="float" office:value="-2099">
            <text:p>-2099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A688</text:p>
          </table:table-cell>
          <table:table-cell table:style-name="ce11" office:value-type="string">
            <text:p>白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99">
            <text:p>599</text:p>
          </table:table-cell>
          <table:table-cell table:style-name="ce11" table:formula="of:=[.F17]*[.E17]" office:value-type="float" office:value="1198">
            <text:p>1198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A858</text:p>
          </table:table-cell>
          <table:table-cell table:style-name="ce11" office:value-type="string">
            <text:p>黑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99">
            <text:p>799</text:p>
          </table:table-cell>
          <table:table-cell table:style-name="ce11" table:formula="of:=[.F18]*[.E18]" office:value-type="float" office:value="1598">
            <text:p>1598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T5</text:p>
          </table:table-cell>
          <table:table-cell table:style-name="ce11" office:value-type="string">
            <text:p>黄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90">
            <text:p>990</text:p>
          </table:table-cell>
          <table:table-cell table:style-name="ce11" table:formula="of:=[.F19]*[.E19]" office:value-type="float" office:value="990">
            <text:p>990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S90</text:p>
          </table:table-cell>
          <table:table-cell table:style-name="ce11" office:value-type="string">
            <text:p>银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999">
            <text:p>999</text:p>
          </table:table-cell>
          <table:table-cell table:style-name="ce11" table:formula="of:=[.F20]*[.E20]" office:value-type="float" office:value="2997">
            <text:p>2997</text:p>
          </table:table-cell>
          <table:table-cell office:value-type="string">
            <text:p>转单位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K920</text:p>
          </table:table-cell>
          <table:table-cell table:style-name="ce11" office:value-type="string">
            <text:p>金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099">
            <text:p>2099</text:p>
          </table:table-cell>
          <table:table-cell table:style-name="ce11" table:formula="of:=[.F21]*[.E21]" office:value-type="float" office:value="4198">
            <text:p>4198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table:style-name="ce3" office:value-type="date" office:date-value="2015-09-26">
            <text:p>9月26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K920</text:p>
          </table:table-cell>
          <table:table-cell table:style-name="ce11" office:value-type="string">
            <text:p>灰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099">
            <text:p>2099</text:p>
          </table:table-cell>
          <table:table-cell table:style-name="ce11" table:formula="of:=[.F22]*[.E22]" office:value-type="float" office:value="2099">
            <text:p>2099</text:p>
          </table:table-cell>
          <table:table-cell office:value-type="string">
            <text:p>转单位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U5482幻影</text:p>
          </table:table-cell>
          <table:table-cell table:style-name="ce11" office:value-type="string">
            <text:p>金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749">
            <text:p>749</text:p>
          </table:table-cell>
          <table:table-cell table:style-name="ce11" table:formula="of:=[.F23]*[.E23]" office:value-type="float" office:value="-749">
            <text:p>-749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date" office:date-value="2015-09-27">
            <text:p>9月27日</text:p>
          </table:table-cell>
          <table:table-cell office:value-type="string">
            <text:p>大理长远</text:p>
          </table:table-cell>
          <table:table-cell office:value-type="string">
            <text:p>P70 2G调价</text:p>
          </table:table-cell>
          <table:table-cell office:value-type="string">
            <text:p>1199—899</text:p>
          </table:table-cell>
          <table:table-cell office:value-type="float" office:value="2">
            <text:p>2</text:p>
          </table:table-cell>
          <table:table-cell office:value-type="float" office:value="-300">
            <text:p>-300</text:p>
          </table:table-cell>
          <table:table-cell table:formula="of:=[.F24]*[.E24]" office:value-type="float" office:value="-600">
            <text:p>-60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date" office:date-value="2015-09-27">
            <text:p>9月27日</text:p>
          </table:table-cell>
          <table:table-cell office:value-type="string">
            <text:p>大理长远</text:p>
          </table:table-cell>
          <table:table-cell office:value-type="string">
            <text:p>U5581调价</text:p>
          </table:table-cell>
          <table:table-cell office:value-type="string">
            <text:p>1499—1199</text:p>
          </table:table-cell>
          <table:table-cell office:value-type="float" office:value="9">
            <text:p>9</text:p>
          </table:table-cell>
          <table:table-cell office:value-type="float" office:value="-300">
            <text:p>-300</text:p>
          </table:table-cell>
          <table:table-cell table:formula="of:=[.F25]*[.E25]" office:value-type="float" office:value="-2700">
            <text:p>-2700</text:p>
          </table:table-cell>
          <table:table-cell table:number-columns-repeated="5"/>
        </table:table-row>
        <table:table-row table:style-name="ro2">
          <table:table-cell office:value-type="date" office:date-value="2015-09-27">
            <text:p>9月27日</text:p>
          </table:table-cell>
          <table:table-cell office:value-type="string">
            <text:p>大理长远</text:p>
          </table:table-cell>
          <table:table-cell office:value-type="string">
            <text:p>U5482调价</text:p>
          </table:table-cell>
          <table:table-cell office:value-type="string">
            <text:p>1199—1049</text:p>
          </table:table-cell>
          <table:table-cell office:value-type="float" office:value="5">
            <text:p>5</text:p>
          </table:table-cell>
          <table:table-cell office:value-type="float" office:value="-150">
            <text:p>-150</text:p>
          </table:table-cell>
          <table:table-cell table:formula="of:=[.F26]*[.E26]" office:value-type="float" office:value="-750">
            <text:p>-75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date" office:date-value="2015-09-27">
            <text:p>9月27日</text:p>
          </table:table-cell>
          <table:table-cell office:value-type="string">
            <text:p>大理超强</text:p>
          </table:table-cell>
          <table:table-cell office:value-type="string">
            <text:p>P70 2G调价</text:p>
          </table:table-cell>
          <table:table-cell office:value-type="string">
            <text:p>1099—899</text:p>
          </table:table-cell>
          <table:table-cell office:value-type="float" office:value="9">
            <text:p>9</text:p>
          </table:table-cell>
          <table:table-cell office:value-type="float" office:value="-200">
            <text:p>-200</text:p>
          </table:table-cell>
          <table:table-cell table:formula="of:=[.F27]*[.E27]" office:value-type="float" office:value="-1800">
            <text:p>-180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date" office:date-value="2015-09-27">
            <text:p>9月27日</text:p>
          </table:table-cell>
          <table:table-cell office:value-type="string">
            <text:p>大理超强</text:p>
          </table:table-cell>
          <table:table-cell office:value-type="string">
            <text:p>U5581调价</text:p>
          </table:table-cell>
          <table:table-cell office:value-type="string">
            <text:p>1499—1199</text:p>
          </table:table-cell>
          <table:table-cell office:value-type="float" office:value="21">
            <text:p>21</text:p>
          </table:table-cell>
          <table:table-cell office:value-type="float" office:value="-300">
            <text:p>-300</text:p>
          </table:table-cell>
          <table:table-cell table:formula="of:=[.F28]*[.E28]" office:value-type="float" office:value="-6300">
            <text:p>-6300</text:p>
          </table:table-cell>
          <table:table-cell table:number-columns-repeated="5"/>
        </table:table-row>
        <table:table-row table:style-name="ro2">
          <table:table-cell office:value-type="date" office:date-value="2015-09-27">
            <text:p>9月27日</text:p>
          </table:table-cell>
          <table:table-cell office:value-type="string">
            <text:p>大理超强</text:p>
          </table:table-cell>
          <table:table-cell office:value-type="string">
            <text:p>U5482调价</text:p>
          </table:table-cell>
          <table:table-cell office:value-type="string">
            <text:p>1199—1049</text:p>
          </table:table-cell>
          <table:table-cell office:value-type="float" office:value="15">
            <text:p>15</text:p>
          </table:table-cell>
          <table:table-cell office:value-type="float" office:value="-150">
            <text:p>-150</text:p>
          </table:table-cell>
          <table:table-cell table:formula="of:=[.F29]*[.E29]" office:value-type="float" office:value="-2250">
            <text:p>-225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P1</text:p>
          </table:table-cell>
          <table:table-cell table:style-name="ce11" office:value-type="string">
            <text:p>银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949">
            <text:p>1949</text:p>
          </table:table-cell>
          <table:table-cell table:style-name="ce11" table:formula="of:=[.F30]*[.E30]" office:value-type="float" office:value="9745">
            <text:p>9745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U5483</text:p>
          </table:table-cell>
          <table:table-cell table:style-name="ce11" office:value-type="string">
            <text:p>金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499">
            <text:p>1499</text:p>
          </table:table-cell>
          <table:table-cell table:style-name="ce11" table:formula="of:=[.F31]*[.E31]" office:value-type="float" office:value="7495">
            <text:p>7495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P70 2G</text:p>
          </table:table-cell>
          <table:table-cell table:style-name="ce11" office:value-type="string">
            <text:p>棕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899">
            <text:p>899</text:p>
          </table:table-cell>
          <table:table-cell table:style-name="ce11" table:formula="of:=[.F32]*[.E32]" office:value-type="float" office:value="13485">
            <text:p>13485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超强</text:p>
          </table:table-cell>
          <table:table-cell table:style-name="ce11" office:value-type="string">
            <text:p>T3581</text:p>
          </table:table-cell>
          <table:table-cell table:style-name="ce11" office:value-type="string">
            <text:p>白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749">
            <text:p>749</text:p>
          </table:table-cell>
          <table:table-cell table:style-name="ce11" table:formula="of:=[.F33]*[.E33]" office:value-type="float" office:value="7490">
            <text:p>7490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P1</text:p>
          </table:table-cell>
          <table:table-cell table:style-name="ce11" office:value-type="string">
            <text:p>银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949">
            <text:p>1949</text:p>
          </table:table-cell>
          <table:table-cell table:style-name="ce11" table:formula="of:=[.F34]*[.E34]" office:value-type="float" office:value="7796">
            <text:p>7796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P70 2G</text:p>
          </table:table-cell>
          <table:table-cell table:style-name="ce11" office:value-type="string">
            <text:p>棕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899">
            <text:p>899</text:p>
          </table:table-cell>
          <table:table-cell table:style-name="ce11" table:formula="of:=[.F35]*[.E35]" office:value-type="float" office:value="10788">
            <text:p>10788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T3581</text:p>
          </table:table-cell>
          <table:table-cell table:style-name="ce11" office:value-type="string">
            <text:p>白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749">
            <text:p>749</text:p>
          </table:table-cell>
          <table:table-cell table:style-name="ce11" table:formula="of:=[.F36]*[.E36]" office:value-type="float" office:value="5243">
            <text:p>5243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长远</text:p>
          </table:table-cell>
          <table:table-cell table:style-name="ce11" office:value-type="string">
            <text:p>U5483</text:p>
          </table:table-cell>
          <table:table-cell table:style-name="ce11" office:value-type="string">
            <text:p>金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9">
            <text:p>1499</text:p>
          </table:table-cell>
          <table:table-cell table:style-name="ce11" table:formula="of:=[.F37]*[.E37]" office:value-type="float" office:value="10493">
            <text:p>10493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永成</text:p>
          </table:table-cell>
          <table:table-cell table:style-name="ce11" office:value-type="string">
            <text:p>P1</text:p>
          </table:table-cell>
          <table:table-cell table:style-name="ce11" office:value-type="string">
            <text:p>黑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949">
            <text:p>1949</text:p>
          </table:table-cell>
          <table:table-cell table:style-name="ce11" table:formula="of:=[.F38]*[.E38]" office:value-type="float" office:value="1949">
            <text:p>1949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永成</text:p>
          </table:table-cell>
          <table:table-cell table:style-name="ce11" office:value-type="string">
            <text:p>P70 2G</text:p>
          </table:table-cell>
          <table:table-cell table:style-name="ce11" office:value-type="string">
            <text:p>棕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99">
            <text:p>899</text:p>
          </table:table-cell>
          <table:table-cell table:style-name="ce11" table:formula="of:=[.F39]*[.E39]" office:value-type="float" office:value="2697">
            <text:p>2697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永成</text:p>
          </table:table-cell>
          <table:table-cell table:style-name="ce11" office:value-type="string">
            <text:p>U5483</text:p>
          </table:table-cell>
          <table:table-cell table:style-name="ce11" office:value-type="string">
            <text:p>金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499">
            <text:p>1499</text:p>
          </table:table-cell>
          <table:table-cell table:style-name="ce11" table:formula="of:=[.F40]*[.E40]" office:value-type="float" office:value="4497">
            <text:p>4497</text:p>
          </table:table-cell>
          <table:table-cell table:number-columns-repeated="5"/>
        </table:table-row>
        <table:table-row table:style-name="ro2">
          <table:table-cell table:style-name="ce3" office:value-type="date" office:date-value="2015-09-27">
            <text:p>9月27日</text:p>
          </table:table-cell>
          <table:table-cell table:style-name="ce7" office:value-type="string">
            <text:p>大理永成</text:p>
          </table:table-cell>
          <table:table-cell table:style-name="ce11" office:value-type="string">
            <text:p>T3581</text:p>
          </table:table-cell>
          <table:table-cell table:style-name="ce11" office:value-type="string">
            <text:p>白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49">
            <text:p>749</text:p>
          </table:table-cell>
          <table:table-cell table:style-name="ce11" table:formula="of:=[.F41]*[.E41]" office:value-type="float" office:value="2247">
            <text:p>2247</text:p>
          </table:table-cell>
          <table:table-cell table:number-columns-repeated="5"/>
        </table:table-row>
        <table:table-row table:style-name="ro2">
          <table:table-cell office:value-type="date" office:date-value="2015-09-27">
            <text:p>9月27日</text:p>
          </table:table-cell>
          <table:table-cell office:value-type="string">
            <text:p>攀枝花信叶</text:p>
          </table:table-cell>
          <table:table-cell office:value-type="string">
            <text:p>U5482幻影</text:p>
          </table:table-cell>
          <table:table-cell office:value-type="string">
            <text:p>金</text:p>
          </table:table-cell>
          <table:table-cell office:value-type="float" office:value="5">
            <text:p>5</text:p>
          </table:table-cell>
          <table:table-cell office:value-type="float" office:value="899">
            <text:p>899</text:p>
          </table:table-cell>
          <table:table-cell table:formula="of:=[.F42]*[.E42]" office:value-type="float" office:value="4495">
            <text:p>4495</text:p>
          </table:table-cell>
          <table:table-cell/>
          <table:table-cell office:value-type="float" office:value="-15728">
            <text:p>-15728</text:p>
          </table:table-cell>
          <table:table-cell table:style-name="ce4" office:value-type="date" office:date-value="2015-10-21">
            <text:p>10月21日</text:p>
          </table:table-cell>
          <table:table-cell table:number-columns-repeated="2"/>
        </table:table-row>
        <table:table-row table:style-name="ro2">
          <table:table-cell office:value-type="date" office:date-value="2015-09-27">
            <text:p>9月27日</text:p>
          </table:table-cell>
          <table:table-cell office:value-type="string">
            <text:p>攀枝花信叶</text:p>
          </table:table-cell>
          <table:table-cell office:value-type="string">
            <text:p>U5483</text:p>
          </table:table-cell>
          <table:table-cell office:value-type="string">
            <text:p>金</text:p>
          </table:table-cell>
          <table:table-cell office:value-type="float" office:value="15">
            <text:p>15</text:p>
          </table:table-cell>
          <table:table-cell office:value-type="float" office:value="1499">
            <text:p>1499</text:p>
          </table:table-cell>
          <table:table-cell table:formula="of:=[.F43]*[.E43]" office:value-type="float" office:value="22485">
            <text:p>22485</text:p>
          </table:table-cell>
          <table:table-cell table:number-columns-repeated="5"/>
        </table:table-row>
        <table:table-row table:style-name="ro2">
          <table:table-cell office:value-type="date" office:date-value="2015-09-29">
            <text:p>9月29日</text:p>
          </table:table-cell>
          <table:table-cell office:value-type="string">
            <text:p>大理长远</text:p>
          </table:table-cell>
          <table:table-cell office:value-type="string">
            <text:p>P1</text:p>
          </table:table-cell>
          <table:table-cell office:value-type="string">
            <text:p>银</text:p>
          </table:table-cell>
          <table:table-cell office:value-type="float" office:value="-1">
            <text:p>-1</text:p>
          </table:table-cell>
          <table:table-cell office:value-type="float" office:value="1949">
            <text:p>1949</text:p>
          </table:table-cell>
          <table:table-cell table:formula="of:=[.F44]*[.E44]" office:value-type="float" office:value="-1949">
            <text:p>-1949</text:p>
          </table:table-cell>
          <table:table-cell table:number-columns-repeated="5"/>
        </table:table-row>
        <table:table-row table:style-name="ro2">
          <table:table-cell office:value-type="date" office:date-value="2015-09-29">
            <text:p>9月29日</text:p>
          </table:table-cell>
          <table:table-cell office:value-type="string">
            <text:p>谭素艳</text:p>
          </table:table-cell>
          <table:table-cell office:value-type="string">
            <text:p>P1</text:p>
          </table:table-cell>
          <table:table-cell office:value-type="string">
            <text:p>银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table:formula="of:=[.F45]*[.E45]" office:value-type="float" office:value="1949">
            <text:p>1949</text:p>
          </table:table-cell>
          <table:table-cell/>
          <table:table-cell office:value-type="float" office:value="-1949">
            <text:p>-1949</text:p>
          </table:table-cell>
          <table:table-cell table:style-name="ce4" office:value-type="date" office:date-value="2015-10-05">
            <text:p>10月5日</text:p>
          </table:table-cell>
          <table:table-cell table:number-columns-repeated="2"/>
        </table:table-row>
        <table:table-row table:style-name="ro1">
          <table:table-cell office:value-type="date" office:date-value="2015-09-30">
            <text:p>9月30日</text:p>
          </table:table-cell>
          <table:table-cell office:value-type="string">
            <text:p>大理超强</text:p>
          </table:table-cell>
          <table:table-cell table:style-name="ce6" office:value-type="string">
            <text:p>T<text:span text:style-name="T2">314803</text:span></text:p>
          </table:table-cell>
          <table:table-cell office:value-type="string">
            <text:p>白</text:p>
          </table:table-cell>
          <table:table-cell office:value-type="float" office:value="19">
            <text:p>19</text:p>
          </table:table-cell>
          <table:table-cell office:value-type="float" office:value="499">
            <text:p>499</text:p>
          </table:table-cell>
          <table:table-cell table:formula="of:=[.F46]*[.E46]" office:value-type="float" office:value="9481">
            <text:p>9481</text:p>
          </table:table-cell>
          <table:table-cell table:number-columns-repeated="5"/>
        </table:table-row>
        <table:table-row table:style-name="ro1">
          <table:table-cell office:value-type="date" office:date-value="2015-09-30">
            <text:p>9月30日</text:p>
          </table:table-cell>
          <table:table-cell office:value-type="string">
            <text:p>大理长远</text:p>
          </table:table-cell>
          <table:table-cell table:style-name="ce6" office:value-type="string">
            <text:p>T<text:span text:style-name="T2">314803</text:span></text:p>
          </table:table-cell>
          <table:table-cell office:value-type="string">
            <text:p>白</text:p>
          </table:table-cell>
          <table:table-cell office:value-type="float" office:value="10">
            <text:p>10</text:p>
          </table:table-cell>
          <table:table-cell office:value-type="float" office:value="499">
            <text:p>499</text:p>
          </table:table-cell>
          <table:table-cell table:formula="of:=[.F47]*[.E47]" office:value-type="float" office:value="4990">
            <text:p>4990</text:p>
          </table:table-cell>
          <table:table-cell table:number-columns-repeated="5"/>
        </table:table-row>
        <table:table-row table:style-name="ro1">
          <table:table-cell office:value-type="date" office:date-value="2015-09-30">
            <text:p>9月30日</text:p>
          </table:table-cell>
          <table:table-cell office:value-type="string">
            <text:p>大理永成</text:p>
          </table:table-cell>
          <table:table-cell table:style-name="ce6" office:value-type="string">
            <text:p>T<text:span text:style-name="T2">314803</text:span></text:p>
          </table:table-cell>
          <table:table-cell office:value-type="string">
            <text:p>白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table:formula="of:=[.F48]*[.E48]" office:value-type="float" office:value="2495">
            <text:p>2495</text:p>
          </table:table-cell>
          <table:table-cell table:number-columns-repeated="5"/>
        </table:table-row>
        <table:table-row table:style-name="ro1">
          <table:table-cell office:value-type="date" office:date-value="2015-09-30">
            <text:p>9月30日</text:p>
          </table:table-cell>
          <table:table-cell office:value-type="string">
            <text:p>大理永发</text:p>
          </table:table-cell>
          <table:table-cell table:style-name="ce6" office:value-type="string">
            <text:p>T<text:span text:style-name="T2">314803</text:span></text:p>
          </table:table-cell>
          <table:table-cell office:value-type="string">
            <text:p>白</text:p>
          </table:table-cell>
          <table:table-cell office:value-type="float" office:value="12">
            <text:p>12</text:p>
          </table:table-cell>
          <table:table-cell office:value-type="float" office:value="499">
            <text:p>499</text:p>
          </table:table-cell>
          <table:table-cell table:formula="of:=[.F49]*[.E49]" office:value-type="float" office:value="5988">
            <text:p>5988</text:p>
          </table:table-cell>
          <table:table-cell office:value-type="string">
            <text:p>售后备机</text:p>
          </table:table-cell>
          <table:table-cell table:number-columns-repeated="4"/>
        </table:table-row>
        <table:table-row table:style-name="ro2">
          <table:table-cell office:value-type="date" office:date-value="2015-09-30">
            <text:p>9月30日</text:p>
          </table:table-cell>
          <table:table-cell office:value-type="string">
            <text:p>大理超强</text:p>
          </table:table-cell>
          <table:table-cell office:value-type="string">
            <text:p>U5482</text:p>
          </table:table-cell>
          <table:table-cell office:value-type="string">
            <text:p>白</text:p>
          </table:table-cell>
          <table:table-cell office:value-type="float" office:value="-1">
            <text:p>-1</text:p>
          </table:table-cell>
          <table:table-cell office:value-type="float" office:value="1049">
            <text:p>1049</text:p>
          </table:table-cell>
          <table:table-cell table:formula="of:=[.F50]*[.E50]" office:value-type="float" office:value="-1049">
            <text:p>-1049</text:p>
          </table:table-cell>
          <table:table-cell table:number-columns-repeated="5"/>
        </table:table-row>
        <table:table-row table:style-name="ro2">
          <table:table-cell office:value-type="date" office:date-value="2015-09-30">
            <text:p>9月30日</text:p>
          </table:table-cell>
          <table:table-cell office:value-type="string">
            <text:p>大理超强</text:p>
          </table:table-cell>
          <table:table-cell office:value-type="string">
            <text:p>S60</text:p>
          </table:table-cell>
          <table:table-cell office:value-type="string">
            <text:p>粉</text:p>
          </table:table-cell>
          <table:table-cell office:value-type="float" office:value="-1">
            <text:p>-1</text:p>
          </table:table-cell>
          <table:table-cell office:value-type="float" office:value="729">
            <text:p>729</text:p>
          </table:table-cell>
          <table:table-cell table:formula="of:=[.F51]*[.E51]" office:value-type="float" office:value="-729">
            <text:p>-729</text:p>
          </table:table-cell>
          <table:table-cell table:number-columns-repeated="5"/>
        </table:table-row>
        <table:table-row table:style-name="ro2">
          <table:table-cell office:value-type="date" office:date-value="2015-09-30">
            <text:p>9月30日</text:p>
          </table:table-cell>
          <table:table-cell office:value-type="string">
            <text:p>大理长远</text:p>
          </table:table-cell>
          <table:table-cell office:value-type="string">
            <text:p>U5482</text:p>
          </table:table-cell>
          <table:table-cell office:value-type="string">
            <text:p>白</text:p>
          </table:table-cell>
          <table:table-cell office:value-type="float" office:value="1">
            <text:p>1</text:p>
          </table:table-cell>
          <table:table-cell office:value-type="float" office:value="1049">
            <text:p>1049</text:p>
          </table:table-cell>
          <table:table-cell table:formula="of:=[.F52]*[.E52]" office:value-type="float" office:value="1049">
            <text:p>1049</text:p>
          </table:table-cell>
          <table:table-cell table:number-columns-repeated="5"/>
        </table:table-row>
        <table:table-row table:style-name="ro2">
          <table:table-cell office:value-type="date" office:date-value="2015-09-30">
            <text:p>9月30日</text:p>
          </table:table-cell>
          <table:table-cell office:value-type="string">
            <text:p>大理长远</text:p>
          </table:table-cell>
          <table:table-cell office:value-type="string">
            <text:p>S60</text:p>
          </table:table-cell>
          <table:table-cell office:value-type="string">
            <text:p>粉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F53]*[.E53]" office:value-type="float" office:value="729">
            <text:p>729</text:p>
          </table:table-cell>
          <table:table-cell table:number-columns-repeated="5"/>
        </table:table-row>
        <table:table-row table:style-name="ro2">
          <table:table-cell office:value-type="date" office:date-value="2015-09-30">
            <text:p>9月30日</text:p>
          </table:table-cell>
          <table:table-cell office:value-type="string">
            <text:p>苟晓丹</text:p>
          </table:table-cell>
          <table:table-cell office:value-type="string">
            <text:p>U5581</text:p>
          </table:table-cell>
          <table:table-cell office:value-type="string">
            <text:p>金</text:p>
          </table:table-cell>
          <table:table-cell office:value-type="float" office:value="-1">
            <text:p>-1</text:p>
          </table:table-cell>
          <table:table-cell office:value-type="float" office:value="1499">
            <text:p>1499</text:p>
          </table:table-cell>
          <table:table-cell table:formula="of:=[.F54]*[.E54]" office:value-type="float" office:value="-1499">
            <text:p>-1499</text:p>
          </table:table-cell>
          <table:table-cell office:value-type="string">
            <text:p>还样机</text:p>
          </table:table-cell>
          <table:table-cell table:number-columns-repeated="4"/>
        </table:table-row>
        <table:table-row table:style-name="ro2">
          <table:table-cell office:value-type="date" office:date-value="2015-10-01">
            <text:p>10月1日</text:p>
          </table:table-cell>
          <table:table-cell office:value-type="string">
            <text:p>攀枝花信叶</text:p>
          </table:table-cell>
          <table:table-cell office:value-type="string">
            <text:p>U5482幻影</text:p>
          </table:table-cell>
          <table:table-cell office:value-type="string">
            <text:p>金</text:p>
          </table:table-cell>
          <table:table-cell office:value-type="float" office:value="-5">
            <text:p>-5</text:p>
          </table:table-cell>
          <table:table-cell office:value-type="float" office:value="899">
            <text:p>899</text:p>
          </table:table-cell>
          <table:table-cell table:formula="of:=[.F55]*[.E55]" office:value-type="float" office:value="-4495">
            <text:p>-4495</text:p>
          </table:table-cell>
          <table:table-cell table:number-columns-repeated="5"/>
        </table:table-row>
        <table:table-row table:style-name="ro2">
          <table:table-cell office:value-type="date" office:date-value="2015-10-01">
            <text:p>10月1日</text:p>
          </table:table-cell>
          <table:table-cell office:value-type="string">
            <text:p>大理永成</text:p>
          </table:table-cell>
          <table:table-cell office:value-type="string">
            <text:p>U5482幻影</text:p>
          </table:table-cell>
          <table:table-cell office:value-type="string">
            <text:p>金</text:p>
          </table:table-cell>
          <table:table-cell office:value-type="float" office:value="5">
            <text:p>5</text:p>
          </table:table-cell>
          <table:table-cell office:value-type="float" office:value="749">
            <text:p>749</text:p>
          </table:table-cell>
          <table:table-cell table:formula="of:=[.F56]*[.E56]" office:value-type="float" office:value="3745">
            <text:p>3745</text:p>
          </table:table-cell>
          <table:table-cell table:number-columns-repeated="5"/>
        </table:table-row>
        <table:table-row table:style-name="ro2">
          <table:table-cell office:value-type="date" office:date-value="2015-10-01">
            <text:p>10月1日</text:p>
          </table:table-cell>
          <table:table-cell office:value-type="string">
            <text:p>大理长远</text:p>
          </table:table-cell>
          <table:table-cell office:value-type="string">
            <text:p>U5581</text:p>
          </table:table-cell>
          <table:table-cell office:value-type="string">
            <text:p>金</text:p>
          </table:table-cell>
          <table:table-cell office:value-type="float" office:value="-1">
            <text:p>-1</text:p>
          </table:table-cell>
          <table:table-cell office:value-type="float" office:value="1199">
            <text:p>1199</text:p>
          </table:table-cell>
          <table:table-cell table:formula="of:=[.F57]*[.E57]" office:value-type="float" office:value="-1199">
            <text:p>-1199</text:p>
          </table:table-cell>
          <table:table-cell table:number-columns-repeated="5"/>
        </table:table-row>
        <table:table-row table:style-name="ro2">
          <table:table-cell office:value-type="date" office:date-value="2015-10-01">
            <text:p>10月1日</text:p>
          </table:table-cell>
          <table:table-cell office:value-type="string">
            <text:p>大理永发</text:p>
          </table:table-cell>
          <table:table-cell office:value-type="string">
            <text:p>U5581</text:p>
          </table:table-cell>
          <table:table-cell office:value-type="string">
            <text:p>绿</text:p>
          </table:table-cell>
          <table:table-cell office:value-type="float" office:value="-1">
            <text:p>-1</text:p>
          </table:table-cell>
          <table:table-cell office:value-type="float" office:value="1499">
            <text:p>1499</text:p>
          </table:table-cell>
          <table:table-cell table:formula="of:=[.F58]*[.E58]" office:value-type="float" office:value="-1499">
            <text:p>-1499</text:p>
          </table:table-cell>
          <table:table-cell table:number-columns-repeated="5"/>
        </table:table-row>
        <table:table-row table:style-name="ro2">
          <table:table-cell office:value-type="date" office:date-value="2015-10-01">
            <text:p>10月1日</text:p>
          </table:table-cell>
          <table:table-cell office:value-type="string">
            <text:p>大理超强</text:p>
          </table:table-cell>
          <table:table-cell office:value-type="string">
            <text:p>U5581</text:p>
          </table:table-cell>
          <table:table-cell office:value-type="string">
            <text:p>金</text:p>
          </table:table-cell>
          <table:table-cell office:value-type="float" office:value="-1">
            <text:p>-1</text:p>
          </table:table-cell>
          <table:table-cell office:value-type="float" office:value="1199">
            <text:p>1199</text:p>
          </table:table-cell>
          <table:table-cell table:formula="of:=[.F59]*[.E59]" office:value-type="float" office:value="-1199">
            <text:p>-1199</text:p>
          </table:table-cell>
          <table:table-cell table:number-columns-repeated="5"/>
        </table:table-row>
        <table:table-row table:style-name="ro2">
          <table:table-cell office:value-type="date" office:date-value="2015-10-01">
            <text:p>10月1日</text:p>
          </table:table-cell>
          <table:table-cell office:value-type="string">
            <text:p>大理永成</text:p>
          </table:table-cell>
          <table:table-cell office:value-type="string">
            <text:p>U5581</text:p>
          </table:table-cell>
          <table:table-cell office:value-type="string">
            <text:p>金</text:p>
          </table:table-cell>
          <table:table-cell office:value-type="float" office:value="2">
            <text:p>2</text:p>
          </table:table-cell>
          <table:table-cell office:value-type="float" office:value="1199">
            <text:p>1199</text:p>
          </table:table-cell>
          <table:table-cell table:formula="of:=[.F60]*[.E60]" office:value-type="float" office:value="2398">
            <text:p>2398</text:p>
          </table:table-cell>
          <table:table-cell table:number-columns-repeated="5"/>
        </table:table-row>
        <table:table-row table:style-name="ro2">
          <table:table-cell office:value-type="date" office:date-value="2015-10-01">
            <text:p>10月1日</text:p>
          </table:table-cell>
          <table:table-cell office:value-type="string">
            <text:p>大理永成</text:p>
          </table:table-cell>
          <table:table-cell office:value-type="string">
            <text:p>U5581</text:p>
          </table:table-cell>
          <table:table-cell office:value-type="string">
            <text:p>绿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table:formula="of:=[.F61]*[.E61]" office:value-type="float" office:value="1199">
            <text:p>1199</text:p>
          </table:table-cell>
          <table:table-cell table:number-columns-repeated="5"/>
        </table:table-row>
        <table:table-row table:style-name="ro2">
          <table:table-cell office:value-type="date" office:date-value="2015-10-01">
            <text:p>10月1日</text:p>
          </table:table-cell>
          <table:table-cell office:value-type="string">
            <text:p>攀枝花售后</text:p>
          </table:table-cell>
          <table:table-cell office:value-type="string">
            <text:p>T3581</text:p>
          </table:table-cell>
          <table:table-cell office:value-type="string">
            <text:p>金</text:p>
          </table:table-cell>
          <table:table-cell office:value-type="float" office:value="-2">
            <text:p>-2</text:p>
          </table:table-cell>
          <table:table-cell office:value-type="float" office:value="749">
            <text:p>749</text:p>
          </table:table-cell>
          <table:table-cell table:formula="of:=[.F62]*[.E62]" office:value-type="float" office:value="-1498">
            <text:p>-1498</text:p>
          </table:table-cell>
          <table:table-cell table:number-columns-repeated="5"/>
        </table:table-row>
        <table:table-row table:style-name="ro2">
          <table:table-cell office:value-type="date" office:date-value="2015-10-01">
            <text:p>10月1日</text:p>
          </table:table-cell>
          <table:table-cell office:value-type="string">
            <text:p>攀枝花信叶</text:p>
          </table:table-cell>
          <table:table-cell office:value-type="string">
            <text:p>T3581</text:p>
          </table:table-cell>
          <table:table-cell office:value-type="string">
            <text:p>金</text:p>
          </table:table-cell>
          <table:table-cell office:value-type="float" office:value="2">
            <text:p>2</text:p>
          </table:table-cell>
          <table:table-cell office:value-type="float" office:value="749">
            <text:p>749</text:p>
          </table:table-cell>
          <table:table-cell table:formula="of:=[.F63]*[.E63]" office:value-type="float" office:value="1498">
            <text:p>1498</text:p>
          </table:table-cell>
          <table:table-cell table:number-columns-repeated="5"/>
        </table:table-row>
        <table:table-row table:style-name="ro2">
          <table:table-cell office:value-type="date" office:date-value="2015-10-04">
            <text:p>10月4日</text:p>
          </table:table-cell>
          <table:table-cell office:value-type="string">
            <text:p>大理长远</text:p>
          </table:table-cell>
          <table:table-cell office:value-type="string">
            <text:p>U5482幻影</text:p>
          </table:table-cell>
          <table:table-cell office:value-type="string">
            <text:p>金</text:p>
          </table:table-cell>
          <table:table-cell office:value-type="float" office:value="10">
            <text:p>10</text:p>
          </table:table-cell>
          <table:table-cell office:value-type="float" office:value="749">
            <text:p>749</text:p>
          </table:table-cell>
          <table:table-cell table:formula="of:=[.F64]*[.E64]" office:value-type="float" office:value="7490">
            <text:p>7490</text:p>
          </table:table-cell>
          <table:table-cell table:number-columns-repeated="5"/>
        </table:table-row>
        <table:table-row table:style-name="ro2">
          <table:table-cell office:value-type="date" office:date-value="2015-10-04">
            <text:p>10月4日</text:p>
          </table:table-cell>
          <table:table-cell office:value-type="string">
            <text:p>大理超强</text:p>
          </table:table-cell>
          <table:table-cell office:value-type="string">
            <text:p>U5482幻影</text:p>
          </table:table-cell>
          <table:table-cell office:value-type="string">
            <text:p>金</text:p>
          </table:table-cell>
          <table:table-cell office:value-type="float" office:value="10">
            <text:p>10</text:p>
          </table:table-cell>
          <table:table-cell office:value-type="float" office:value="749">
            <text:p>749</text:p>
          </table:table-cell>
          <table:table-cell table:formula="of:=[.F65]*[.E65]" office:value-type="float" office:value="7490">
            <text:p>7490</text:p>
          </table:table-cell>
          <table:table-cell table:number-columns-repeated="5"/>
        </table:table-row>
        <table:table-row table:style-name="ro2">
          <table:table-cell office:value-type="date" office:date-value="2015-10-05">
            <text:p>10月5日</text:p>
          </table:table-cell>
          <table:table-cell office:value-type="string">
            <text:p>大理超强</text:p>
          </table:table-cell>
          <table:table-cell office:value-type="string">
            <text:p>U5482幻影</text:p>
          </table:table-cell>
          <table:table-cell office:value-type="string">
            <text:p>金</text:p>
          </table:table-cell>
          <table:table-cell office:value-type="float" office:value="10">
            <text:p>10</text:p>
          </table:table-cell>
          <table:table-cell office:value-type="float" office:value="749">
            <text:p>749</text:p>
          </table:table-cell>
          <table:table-cell table:formula="of:=[.F66]*[.E66]" office:value-type="float" office:value="7490">
            <text:p>7490</text:p>
          </table:table-cell>
          <table:table-cell table:number-columns-repeated="5"/>
        </table:table-row>
        <table:table-row table:style-name="ro2">
          <table:table-cell office:value-type="date" office:date-value="2015-10-05">
            <text:p>10月5日</text:p>
          </table:table-cell>
          <table:table-cell office:value-type="string">
            <text:p>大理长远</text:p>
          </table:table-cell>
          <table:table-cell office:value-type="string">
            <text:p>X2</text:p>
          </table:table-cell>
          <table:table-cell office:value-type="string">
            <text:p>金</text:p>
          </table:table-cell>
          <table:table-cell office:value-type="float" office:value="-1">
            <text:p>-1</text:p>
          </table:table-cell>
          <table:table-cell office:value-type="float" office:value="1299">
            <text:p>1299</text:p>
          </table:table-cell>
          <table:table-cell table:formula="of:=[.F67]*[.E67]" office:value-type="float" office:value="-1299">
            <text:p>-1299</text:p>
          </table:table-cell>
          <table:table-cell table:number-columns-repeated="5"/>
        </table:table-row>
        <table:table-row table:style-name="ro2">
          <table:table-cell office:value-type="date" office:date-value="2015-10-05">
            <text:p>10月5日</text:p>
          </table:table-cell>
          <table:table-cell office:value-type="string">
            <text:p>大理超强</text:p>
          </table:table-cell>
          <table:table-cell office:value-type="string">
            <text:p>X2</text:p>
          </table:table-cell>
          <table:table-cell office:value-type="string">
            <text:p>金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table:formula="of:=[.F68]*[.E68]" office:value-type="float" office:value="1199">
            <text:p>1199</text:p>
          </table:table-cell>
          <table:table-cell table:number-columns-repeated="5"/>
        </table:table-row>
        <table:table-row table:style-name="ro2">
          <table:table-cell office:value-type="date" office:date-value="2015-10-06">
            <text:p>10月6日</text:p>
          </table:table-cell>
          <table:table-cell office:value-type="string">
            <text:p>攀枝花售后</text:p>
          </table:table-cell>
          <table:table-cell office:value-type="string">
            <text:p>U5482</text:p>
          </table:table-cell>
          <table:table-cell office:value-type="string">
            <text:p>白</text:p>
          </table:table-cell>
          <table:table-cell office:value-type="float" office:value="-2">
            <text:p>-2</text:p>
          </table:table-cell>
          <table:table-cell office:value-type="float" office:value="1199">
            <text:p>1199</text:p>
          </table:table-cell>
          <table:table-cell table:formula="of:=[.F69]*[.E69]" office:value-type="float" office:value="-2398">
            <text:p>-2398</text:p>
          </table:table-cell>
          <table:table-cell table:number-columns-repeated="5"/>
        </table:table-row>
        <table:table-row table:style-name="ro2">
          <table:table-cell office:value-type="date" office:date-value="2015-10-06">
            <text:p>10月6日</text:p>
          </table:table-cell>
          <table:table-cell office:value-type="string">
            <text:p>攀枝花售后</text:p>
          </table:table-cell>
          <table:table-cell office:value-type="string">
            <text:p>U5482钻石</text:p>
          </table:table-cell>
          <table:table-cell office:value-type="string">
            <text:p>白</text:p>
          </table:table-cell>
          <table:table-cell office:value-type="float" office:value="-2">
            <text:p>-2</text:p>
          </table:table-cell>
          <table:table-cell office:value-type="float" office:value="1299">
            <text:p>1299</text:p>
          </table:table-cell>
          <table:table-cell table:formula="of:=[.F70]*[.E70]" office:value-type="float" office:value="-2598">
            <text:p>-2598</text:p>
          </table:table-cell>
          <table:table-cell table:number-columns-repeated="5"/>
        </table:table-row>
        <table:table-row table:style-name="ro2">
          <table:table-cell office:value-type="date" office:date-value="2015-10-06">
            <text:p>10月6日</text:p>
          </table:table-cell>
          <table:table-cell office:value-type="string">
            <text:p>攀枝花售后</text:p>
          </table:table-cell>
          <table:table-cell office:value-type="string">
            <text:p>U6482幻影</text:p>
          </table:table-cell>
          <table:table-cell office:value-type="string">
            <text:p>白</text:p>
          </table:table-cell>
          <table:table-cell office:value-type="float" office:value="-3">
            <text:p>-3</text:p>
          </table:table-cell>
          <table:table-cell office:value-type="float" office:value="899">
            <text:p>899</text:p>
          </table:table-cell>
          <table:table-cell table:formula="of:=[.F71]*[.E71]" office:value-type="float" office:value="-2697">
            <text:p>-2697</text:p>
          </table:table-cell>
          <table:table-cell table:number-columns-repeated="5"/>
        </table:table-row>
        <table:table-row table:style-name="ro2">
          <table:table-cell office:value-type="date" office:date-value="2015-10-06">
            <text:p>10月6日</text:p>
          </table:table-cell>
          <table:table-cell office:value-type="string">
            <text:p>攀枝花信叶</text:p>
          </table:table-cell>
          <table:table-cell office:value-type="string">
            <text:p>U5482</text:p>
          </table:table-cell>
          <table:table-cell office:value-type="string">
            <text:p>白</text:p>
          </table:table-cell>
          <table:table-cell office:value-type="float" office:value="2">
            <text:p>2</text:p>
          </table:table-cell>
          <table:table-cell office:value-type="float" office:value="1199">
            <text:p>1199</text:p>
          </table:table-cell>
          <table:table-cell table:formula="of:=[.F72]*[.E72]" office:value-type="float" office:value="2398">
            <text:p>2398</text:p>
          </table:table-cell>
          <table:table-cell table:number-columns-repeated="5"/>
        </table:table-row>
        <table:table-row table:style-name="ro2">
          <table:table-cell office:value-type="date" office:date-value="2015-10-06">
            <text:p>10月6日</text:p>
          </table:table-cell>
          <table:table-cell office:value-type="string">
            <text:p>攀枝花信叶</text:p>
          </table:table-cell>
          <table:table-cell office:value-type="string">
            <text:p>U5482钻石</text:p>
          </table:table-cell>
          <table:table-cell office:value-type="string">
            <text:p>白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table:formula="of:=[.F73]*[.E73]" office:value-type="float" office:value="2598">
            <text:p>2598</text:p>
          </table:table-cell>
          <table:table-cell table:number-columns-repeated="5"/>
        </table:table-row>
        <table:table-row table:style-name="ro2">
          <table:table-cell office:value-type="date" office:date-value="2015-10-06">
            <text:p>10月6日</text:p>
          </table:table-cell>
          <table:table-cell office:value-type="string">
            <text:p>攀枝花信叶</text:p>
          </table:table-cell>
          <table:table-cell office:value-type="string">
            <text:p>U6482幻影</text:p>
          </table:table-cell>
          <table:table-cell office:value-type="string">
            <text:p>白</text:p>
          </table:table-cell>
          <table:table-cell office:value-type="float" office:value="3">
            <text:p>3</text:p>
          </table:table-cell>
          <table:table-cell office:value-type="float" office:value="899">
            <text:p>899</text:p>
          </table:table-cell>
          <table:table-cell table:formula="of:=[.F74]*[.E74]" office:value-type="float" office:value="2697">
            <text:p>2697</text:p>
          </table:table-cell>
          <table:table-cell table:number-columns-repeated="5"/>
        </table:table-row>
        <table:table-row table:style-name="ro2">
          <table:table-cell office:value-type="date" office:date-value="2015-10-08">
            <text:p>10月8日</text:p>
          </table:table-cell>
          <table:table-cell office:value-type="string">
            <text:p>大理永成</text:p>
          </table:table-cell>
          <table:table-cell office:value-type="string">
            <text:p>P1</text:p>
          </table:table-cell>
          <table:table-cell office:value-type="string">
            <text:p>银</text:p>
          </table:table-cell>
          <table:table-cell office:value-type="float" office:value="-1">
            <text:p>-1</text:p>
          </table:table-cell>
          <table:table-cell office:value-type="float" office:value="1949">
            <text:p>1949</text:p>
          </table:table-cell>
          <table:table-cell table:formula="of:=[.F75]*[.E75]" office:value-type="float" office:value="-1949">
            <text:p>-1949</text:p>
          </table:table-cell>
          <table:table-cell table:number-columns-repeated="5"/>
        </table:table-row>
        <table:table-row table:style-name="ro2">
          <table:table-cell office:value-type="date" office:date-value="2015-10-08">
            <text:p>10月8日</text:p>
          </table:table-cell>
          <table:table-cell office:value-type="string">
            <text:p>大理长远</text:p>
          </table:table-cell>
          <table:table-cell office:value-type="string">
            <text:p>P1</text:p>
          </table:table-cell>
          <table:table-cell office:value-type="string">
            <text:p>银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table:formula="of:=[.F76]*[.E76]" office:value-type="float" office:value="1949">
            <text:p>1949</text:p>
          </table:table-cell>
          <table:table-cell table:number-columns-repeated="5"/>
        </table:table-row>
        <table:table-row table:style-name="ro2">
          <table:table-cell office:value-type="date" office:date-value="2015-10-09">
            <text:p>10月9日</text:p>
          </table:table-cell>
          <table:table-cell office:value-type="string">
            <text:p>大理超强</text:p>
          </table:table-cell>
          <table:table-cell office:value-type="string">
            <text:p>K920</text:p>
          </table:table-cell>
          <table:table-cell office:value-type="string">
            <text:p>金</text:p>
          </table:table-cell>
          <table:table-cell office:value-type="float" office:value="-1">
            <text:p>-1</text:p>
          </table:table-cell>
          <table:table-cell office:value-type="float" office:value="2099">
            <text:p>2099</text:p>
          </table:table-cell>
          <table:table-cell table:formula="of:=[.F77]*[.E77]" office:value-type="float" office:value="-2099">
            <text:p>-2099</text:p>
          </table:table-cell>
          <table:table-cell table:number-columns-repeated="5"/>
        </table:table-row>
        <table:table-row table:style-name="ro2">
          <table:table-cell office:value-type="date" office:date-value="2015-10-09">
            <text:p>10月9日</text:p>
          </table:table-cell>
          <table:table-cell office:value-type="string">
            <text:p>大理超强</text:p>
          </table:table-cell>
          <table:table-cell office:value-type="string">
            <text:p>K920</text:p>
          </table:table-cell>
          <table:table-cell office:value-type="string">
            <text:p>黑</text:p>
          </table:table-cell>
          <table:table-cell office:value-type="float" office:value="-1">
            <text:p>-1</text:p>
          </table:table-cell>
          <table:table-cell office:value-type="float" office:value="2099">
            <text:p>2099</text:p>
          </table:table-cell>
          <table:table-cell table:formula="of:=[.F78]*[.E78]" office:value-type="float" office:value="-2099">
            <text:p>-2099</text:p>
          </table:table-cell>
          <table:table-cell table:number-columns-repeated="5"/>
        </table:table-row>
        <table:table-row table:style-name="ro2">
          <table:table-cell office:value-type="date" office:date-value="2015-10-09">
            <text:p>10月9日</text:p>
          </table:table-cell>
          <table:table-cell office:value-type="string">
            <text:p>大理长远</text:p>
          </table:table-cell>
          <table:table-cell office:value-type="string">
            <text:p>K920</text:p>
          </table:table-cell>
          <table:table-cell office:value-type="string">
            <text:p>金</text:p>
          </table:table-cell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formula="of:=[.F79]*[.E79]" office:value-type="float" office:value="2099">
            <text:p>2099</text:p>
          </table:table-cell>
          <table:table-cell table:number-columns-repeated="5"/>
        </table:table-row>
        <table:table-row table:style-name="ro2">
          <table:table-cell office:value-type="date" office:date-value="2015-10-09">
            <text:p>10月9日</text:p>
          </table:table-cell>
          <table:table-cell office:value-type="string">
            <text:p>大理长远</text:p>
          </table:table-cell>
          <table:table-cell office:value-type="string">
            <text:p>K920</text:p>
          </table:table-cell>
          <table:table-cell office:value-type="string">
            <text:p>黑</text:p>
          </table:table-cell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formula="of:=[.F80]*[.E80]" office:value-type="float" office:value="2099">
            <text:p>2099</text:p>
          </table:table-cell>
          <table:table-cell table:number-columns-repeated="5"/>
        </table:table-row>
        <table:table-row table:style-name="ro2">
          <table:table-cell office:value-type="date" office:date-value="2015-10-09">
            <text:p>10月9日</text:p>
          </table:table-cell>
          <table:table-cell office:value-type="string">
            <text:p>大理长远</text:p>
          </table:table-cell>
          <table:table-cell office:value-type="string">
            <text:p>P1</text:p>
          </table:table-cell>
          <table:table-cell office:value-type="string">
            <text:p>金</text:p>
          </table:table-cell>
          <table:table-cell office:value-type="float" office:value="2">
            <text:p>2</text:p>
          </table:table-cell>
          <table:table-cell office:value-type="float" office:value="1999">
            <text:p>1999</text:p>
          </table:table-cell>
          <table:table-cell table:formula="of:=[.F81]*[.E81]" office:value-type="float" office:value="3998">
            <text:p>3998</text:p>
          </table:table-cell>
          <table:table-cell table:number-columns-repeated="5"/>
        </table:table-row>
        <table:table-row table:style-name="ro2">
          <table:table-cell office:value-type="date" office:date-value="2015-10-09">
            <text:p>10月9日</text:p>
          </table:table-cell>
          <table:table-cell office:value-type="string">
            <text:p>大理长远</text:p>
          </table:table-cell>
          <table:table-cell office:value-type="string">
            <text:p>U5482幻影</text:p>
          </table:table-cell>
          <table:table-cell office:value-type="string">
            <text:p>白</text:p>
          </table:table-cell>
          <table:table-cell office:value-type="float" office:value="10">
            <text:p>10</text:p>
          </table:table-cell>
          <table:table-cell office:value-type="float" office:value="749">
            <text:p>749</text:p>
          </table:table-cell>
          <table:table-cell table:formula="of:=[.F82]*[.E82]" office:value-type="float" office:value="7490">
            <text:p>7490</text:p>
          </table:table-cell>
          <table:table-cell table:number-columns-repeated="5"/>
        </table:table-row>
        <table:table-row table:style-name="ro2">
          <table:table-cell office:value-type="date" office:date-value="2015-10-10">
            <text:p>10月10日</text:p>
          </table:table-cell>
          <table:table-cell office:value-type="string">
            <text:p>大理永成</text:p>
          </table:table-cell>
          <table:table-cell office:value-type="string">
            <text:p>P1</text:p>
          </table:table-cell>
          <table:table-cell office:value-type="string">
            <text:p>金</text:p>
          </table:table-cell>
          <table:table-cell office:value-type="float" office:value="2">
            <text:p>2</text:p>
          </table:table-cell>
          <table:table-cell office:value-type="float" office:value="1999">
            <text:p>1999</text:p>
          </table:table-cell>
          <table:table-cell table:formula="of:=[.F83]*[.E83]" office:value-type="float" office:value="3998">
            <text:p>3998</text:p>
          </table:table-cell>
          <table:table-cell table:number-columns-repeated="5"/>
        </table:table-row>
        <table:table-row table:style-name="ro2">
          <table:table-cell office:value-type="date" office:date-value="2015-10-10">
            <text:p>10月10日</text:p>
          </table:table-cell>
          <table:table-cell office:value-type="string">
            <text:p>大理永成</text:p>
          </table:table-cell>
          <table:table-cell office:value-type="string">
            <text:p>P70 2G</text:p>
          </table:table-cell>
          <table:table-cell office:value-type="string">
            <text:p>棕</text:p>
          </table:table-cell>
          <table:table-cell office:value-type="float" office:value="5">
            <text:p>5</text:p>
          </table:table-cell>
          <table:table-cell office:value-type="float" office:value="899">
            <text:p>899</text:p>
          </table:table-cell>
          <table:table-cell table:formula="of:=[.F84]*[.E84]" office:value-type="float" office:value="4495">
            <text:p>4495</text:p>
          </table:table-cell>
          <table:table-cell table:number-columns-repeated="5"/>
        </table:table-row>
        <table:table-row table:style-name="ro2">
          <table:table-cell office:value-type="date" office:date-value="2015-10-10">
            <text:p>10月10日</text:p>
          </table:table-cell>
          <table:table-cell office:value-type="string">
            <text:p>大理长远</text:p>
          </table:table-cell>
          <table:table-cell office:value-type="string">
            <text:p>P1</text:p>
          </table:table-cell>
          <table:table-cell office:value-type="string">
            <text:p>金</text:p>
          </table:table-cell>
          <table:table-cell office:value-type="float" office:value="2">
            <text:p>2</text:p>
          </table:table-cell>
          <table:table-cell office:value-type="float" office:value="1999">
            <text:p>1999</text:p>
          </table:table-cell>
          <table:table-cell table:formula="of:=[.F85]*[.E85]" office:value-type="float" office:value="3998">
            <text:p>3998</text:p>
          </table:table-cell>
          <table:table-cell table:number-columns-repeated="5"/>
        </table:table-row>
        <table:table-row table:style-name="ro2">
          <table:table-cell office:value-type="date" office:date-value="2015-10-10">
            <text:p>10月10日</text:p>
          </table:table-cell>
          <table:table-cell office:value-type="string">
            <text:p>大理长远</text:p>
          </table:table-cell>
          <table:table-cell office:value-type="string">
            <text:p>P70 2G</text:p>
          </table:table-cell>
          <table:table-cell office:value-type="string">
            <text:p>棕</text:p>
          </table:table-cell>
          <table:table-cell office:value-type="float" office:value="5">
            <text:p>5</text:p>
          </table:table-cell>
          <table:table-cell office:value-type="float" office:value="899">
            <text:p>899</text:p>
          </table:table-cell>
          <table:table-cell table:formula="of:=[.F86]*[.E86]" office:value-type="float" office:value="4495">
            <text:p>4495</text:p>
          </table:table-cell>
          <table:table-cell table:number-columns-repeated="5"/>
        </table:table-row>
        <table:table-row table:style-name="ro2">
          <table:table-cell office:value-type="date" office:date-value="2015-10-10">
            <text:p>10月10日</text:p>
          </table:table-cell>
          <table:table-cell office:value-type="string">
            <text:p>大理长远</text:p>
          </table:table-cell>
          <table:table-cell office:value-type="string">
            <text:p>P70 2G</text:p>
          </table:table-cell>
          <table:table-cell office:value-type="string">
            <text:p>白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table:formula="of:=[.F87]*[.E87]" office:value-type="float" office:value="1798">
            <text:p>1798</text:p>
          </table:table-cell>
          <table:table-cell table:number-columns-repeated="5"/>
        </table:table-row>
        <table:table-row table:style-name="ro2">
          <table:table-cell office:value-type="date" office:date-value="2015-10-10">
            <text:p>10月10日</text:p>
          </table:table-cell>
          <table:table-cell office:value-type="string">
            <text:p>大理超强</text:p>
          </table:table-cell>
          <table:table-cell office:value-type="string">
            <text:p>P1</text:p>
          </table:table-cell>
          <table:table-cell office:value-type="string">
            <text:p>金</text:p>
          </table:table-cell>
          <table:table-cell office:value-type="float" office:value="4">
            <text:p>4</text:p>
          </table:table-cell>
          <table:table-cell office:value-type="float" office:value="1949">
            <text:p>1949</text:p>
          </table:table-cell>
          <table:table-cell table:formula="of:=[.F88]*[.E88]" office:value-type="float" office:value="7796">
            <text:p>7796</text:p>
          </table:table-cell>
          <table:table-cell table:number-columns-repeated="5"/>
        </table:table-row>
        <table:table-row table:style-name="ro2">
          <table:table-cell office:value-type="date" office:date-value="2015-10-10">
            <text:p>10月10日</text:p>
          </table:table-cell>
          <table:table-cell office:value-type="string">
            <text:p>大理超强</text:p>
          </table:table-cell>
          <table:table-cell office:value-type="string">
            <text:p>U5483</text:p>
          </table:table-cell>
          <table:table-cell office:value-type="string">
            <text:p>金</text:p>
          </table:table-cell>
          <table:table-cell office:value-type="float" office:value="-1">
            <text:p>-1</text:p>
          </table:table-cell>
          <table:table-cell office:value-type="float" office:value="1499">
            <text:p>1499</text:p>
          </table:table-cell>
          <table:table-cell table:formula="of:=[.F89]*[.E89]" office:value-type="float" office:value="-1499">
            <text:p>-1499</text:p>
          </table:table-cell>
          <table:table-cell table:number-columns-repeated="5"/>
        </table:table-row>
        <table:table-row table:style-name="ro2">
          <table:table-cell office:value-type="date" office:date-value="2015-10-10">
            <text:p>10月10日</text:p>
          </table:table-cell>
          <table:table-cell office:value-type="string">
            <text:p>私人</text:p>
          </table:table-cell>
          <table:table-cell office:value-type="string">
            <text:p>U5483</text:p>
          </table:table-cell>
          <table:table-cell office:value-type="string">
            <text:p>金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table:formula="of:=[.F90]*[.E90]" office:value-type="float" office:value="1199">
            <text:p>1199</text:p>
          </table:table-cell>
          <table:table-cell/>
          <table:table-cell office:value-type="float" office:value="-1199">
            <office:annotation draw:style-name="gr1" draw:text-style-name="P1" svg:width="3.725cm" svg:height="2.53cm" svg:x="20.762cm" svg:y="46.482cm" draw:caption-point-x="-0.449cm" draw:caption-point-y="0.331cm">
              <dc:date>2015-10-29T00:00:00</dc:date>
              <text:p text:style-name="P1"><text:span text:style-name="T1">用</text:span><text:span text:style-name="T1">10</text:span><text:span text:style-name="T1">月</text:span><text:span text:style-name="T1">10</text:span><text:span text:style-name="T1">日，入库记录中的余额抵消</text:span></text:p>
            </office:annotation>
            <text:p>-1199</text:p>
          </table:table-cell>
          <table:table-cell table:style-name="ce4" office:value-type="date" office:date-value="2015-10-10">
            <text:p>10月10日</text:p>
          </table:table-cell>
          <table:table-cell table:number-columns-repeated="2"/>
        </table:table-row>
        <table:table-row table:style-name="ro2">
          <table:table-cell office:value-type="date" office:date-value="2015-10-11">
            <text:p>10月11日</text:p>
          </table:table-cell>
          <table:table-cell office:value-type="string">
            <text:p>攀枝花信叶</text:p>
          </table:table-cell>
          <table:table-cell office:value-type="string">
            <text:p>U5482钻石</text:p>
          </table:table-cell>
          <table:table-cell office:value-type="string">
            <text:p>白</text:p>
          </table:table-cell>
          <table:table-cell office:value-type="float" office:value="-5">
            <text:p>-5</text:p>
          </table:table-cell>
          <table:table-cell office:value-type="float" office:value="1299">
            <text:p>1299</text:p>
          </table:table-cell>
          <table:table-cell table:formula="of:=[.F91]*[.E91]" office:value-type="float" office:value="-6495">
            <text:p>-6495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office:value-type="date" office:date-value="2015-10-12">
            <text:p>10月12日</text:p>
          </table:table-cell>
          <table:table-cell office:value-type="string">
            <text:p>大理长远</text:p>
          </table:table-cell>
          <table:table-cell office:value-type="string">
            <text:p>U5482钻石</text:p>
          </table:table-cell>
          <table:table-cell office:value-type="string">
            <text:p>白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table:formula="of:=[.F92]*[.E92]" office:value-type="float" office:value="6495">
            <text:p>6495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office:value-type="date" office:date-value="2015-10-12">
            <text:p>10月12日</text:p>
          </table:table-cell>
          <table:table-cell office:value-type="string">
            <text:p>大理长远</text:p>
          </table:table-cell>
          <table:table-cell office:value-type="string">
            <text:p>T3581</text:p>
          </table:table-cell>
          <table:table-cell office:value-type="string">
            <text:p>金</text:p>
          </table:table-cell>
          <table:table-cell office:value-type="float" office:value="7">
            <text:p>7</text:p>
          </table:table-cell>
          <table:table-cell office:value-type="float" office:value="749">
            <text:p>749</text:p>
          </table:table-cell>
          <table:table-cell table:formula="of:=[.F93]*[.E93]" office:value-type="float" office:value="5243">
            <text:p>5243</text:p>
          </table:table-cell>
          <table:table-cell table:number-columns-repeated="5"/>
        </table:table-row>
        <table:table-row table:style-name="ro2">
          <table:table-cell office:value-type="date" office:date-value="2015-10-12">
            <text:p>10月12日</text:p>
          </table:table-cell>
          <table:table-cell office:value-type="string">
            <text:p>大理超强</text:p>
          </table:table-cell>
          <table:table-cell office:value-type="string">
            <text:p>T3581</text:p>
          </table:table-cell>
          <table:table-cell office:value-type="string">
            <text:p>金</text:p>
          </table:table-cell>
          <table:table-cell office:value-type="float" office:value="10">
            <text:p>10</text:p>
          </table:table-cell>
          <table:table-cell office:value-type="float" office:value="749">
            <text:p>749</text:p>
          </table:table-cell>
          <table:table-cell table:formula="of:=[.F94]*[.E94]" office:value-type="float" office:value="7490">
            <text:p>7490</text:p>
          </table:table-cell>
          <table:table-cell table:number-columns-repeated="5"/>
        </table:table-row>
        <table:table-row table:style-name="ro2">
          <table:table-cell office:value-type="date" office:date-value="2015-10-12">
            <text:p>10月12日</text:p>
          </table:table-cell>
          <table:table-cell office:value-type="string">
            <text:p>大理永成</text:p>
          </table:table-cell>
          <table:table-cell office:value-type="string">
            <text:p>T3581</text:p>
          </table:table-cell>
          <table:table-cell office:value-type="string">
            <text:p>金</text:p>
          </table:table-cell>
          <table:table-cell office:value-type="float" office:value="3">
            <text:p>3</text:p>
          </table:table-cell>
          <table:table-cell office:value-type="float" office:value="749">
            <text:p>749</text:p>
          </table:table-cell>
          <table:table-cell table:formula="of:=[.F95]*[.E95]" office:value-type="float" office:value="2247">
            <text:p>2247</text:p>
          </table:table-cell>
          <table:table-cell table:number-columns-repeated="5"/>
        </table:table-row>
        <table:table-row table:style-name="ro2">
          <table:table-cell office:value-type="date" office:date-value="2015-10-12">
            <text:p>10月12日</text:p>
          </table:table-cell>
          <table:table-cell office:value-type="string">
            <text:p>大理永发</text:p>
          </table:table-cell>
          <table:table-cell office:value-type="string">
            <text:p>U5581</text:p>
          </table:table-cell>
          <table:table-cell office:value-type="string">
            <text:p>金</text:p>
          </table:table-cell>
          <table:table-cell office:value-type="float" office:value="-1">
            <text:p>-1</text:p>
          </table:table-cell>
          <table:table-cell office:value-type="float" office:value="1499">
            <text:p>1499</text:p>
          </table:table-cell>
          <table:table-cell table:formula="of:=[.F96]*[.E96]" office:value-type="float" office:value="-1499">
            <text:p>-1499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office:value-type="date" office:date-value="2015-10-12">
            <text:p>10月12日</text:p>
          </table:table-cell>
          <table:table-cell office:value-type="string">
            <text:p>大理永成</text:p>
          </table:table-cell>
          <table:table-cell office:value-type="string">
            <text:p>U5581</text:p>
          </table:table-cell>
          <table:table-cell office:value-type="string">
            <text:p>金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table:formula="of:=[.F97]*[.E97]" office:value-type="float" office:value="1199">
            <text:p>1199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office:value-type="date" office:date-value="2015-10-12">
            <text:p>10月12日</text:p>
          </table:table-cell>
          <table:table-cell office:value-type="string">
            <text:p>攀枝花信叶</text:p>
          </table:table-cell>
          <table:table-cell office:value-type="string">
            <text:p>T3581</text:p>
          </table:table-cell>
          <table:table-cell office:value-type="string">
            <text:p>金</text:p>
          </table:table-cell>
          <table:table-cell office:value-type="float" office:value="10">
            <text:p>10</text:p>
          </table:table-cell>
          <table:table-cell office:value-type="float" office:value="749">
            <text:p>749</text:p>
          </table:table-cell>
          <table:table-cell table:formula="of:=[.F98]*[.E98]" office:value-type="float" office:value="7490">
            <text:p>7490</text:p>
          </table:table-cell>
          <table:table-cell table:number-columns-repeated="5"/>
        </table:table-row>
        <table:table-row table:style-name="ro2">
          <table:table-cell office:value-type="date" office:date-value="2015-10-13">
            <text:p>10月13日</text:p>
          </table:table-cell>
          <table:table-cell office:value-type="string">
            <text:p>大理超强</text:p>
          </table:table-cell>
          <table:table-cell office:value-type="string">
            <text:p>X2</text:p>
          </table:table-cell>
          <table:table-cell office:value-type="string">
            <text:p>红</text:p>
          </table:table-cell>
          <table:table-cell office:value-type="float" office:value="-4">
            <text:p>-4</text:p>
          </table:table-cell>
          <table:table-cell office:value-type="float" office:value="1199">
            <text:p>1199</text:p>
          </table:table-cell>
          <table:table-cell table:formula="of:=[.F99]*[.E99]" office:value-type="float" office:value="-4796">
            <text:p>-4796</text:p>
          </table:table-cell>
          <table:table-cell table:number-columns-repeated="5"/>
        </table:table-row>
        <table:table-row table:style-name="ro2">
          <table:table-cell office:value-type="date" office:date-value="2015-10-13">
            <text:p>10月13日</text:p>
          </table:table-cell>
          <table:table-cell office:value-type="string">
            <text:p>大理超强</text:p>
          </table:table-cell>
          <table:table-cell office:value-type="string">
            <text:p>U5581</text:p>
          </table:table-cell>
          <table:table-cell office:value-type="string">
            <text:p>金</text:p>
          </table:table-cell>
          <table:table-cell office:value-type="float" office:value="-4">
            <text:p>-4</text:p>
          </table:table-cell>
          <table:table-cell office:value-type="float" office:value="1199">
            <text:p>1199</text:p>
          </table:table-cell>
          <table:table-cell table:formula="of:=[.F100]*[.E100]" office:value-type="float" office:value="-4796">
            <text:p>-4796</text:p>
          </table:table-cell>
          <table:table-cell table:number-columns-repeated="5"/>
        </table:table-row>
        <table:table-row table:style-name="ro2">
          <table:table-cell office:value-type="date" office:date-value="2015-10-13">
            <text:p>10月13日</text:p>
          </table:table-cell>
          <table:table-cell office:value-type="string">
            <text:p>大理长远</text:p>
          </table:table-cell>
          <table:table-cell office:value-type="string">
            <text:p>U5581</text:p>
          </table:table-cell>
          <table:table-cell office:value-type="string">
            <text:p>金</text:p>
          </table:table-cell>
          <table:table-cell office:value-type="float" office:value="4">
            <text:p>4</text:p>
          </table:table-cell>
          <table:table-cell office:value-type="float" office:value="1199">
            <text:p>1199</text:p>
          </table:table-cell>
          <table:table-cell table:formula="of:=[.F101]*[.E101]" office:value-type="float" office:value="4796">
            <text:p>4796</text:p>
          </table:table-cell>
          <table:table-cell table:number-columns-repeated="5"/>
        </table:table-row>
        <table:table-row table:style-name="ro2">
          <table:table-cell office:value-type="date" office:date-value="2015-10-16">
            <text:p>10月16日</text:p>
          </table:table-cell>
          <table:table-cell office:value-type="string">
            <text:p>大理超强</text:p>
          </table:table-cell>
          <table:table-cell office:value-type="string">
            <text:p>MOTO G</text:p>
          </table:table-cell>
          <table:table-cell office:value-type="string">
            <text:p>白</text:p>
          </table:table-cell>
          <table:table-cell office:value-type="float" office:value="12">
            <text:p>12</text:p>
          </table:table-cell>
          <table:table-cell office:value-type="float" office:value="799">
            <text:p>799</text:p>
          </table:table-cell>
          <table:table-cell table:formula="of:=[.F102]*[.E102]" office:value-type="float" office:value="9588">
            <text:p>9588</text:p>
          </table:table-cell>
          <table:table-cell table:number-columns-repeated="5"/>
        </table:table-row>
        <table:table-row table:style-name="ro2">
          <table:table-cell office:value-type="date" office:date-value="2015-10-16">
            <text:p>10月16日</text:p>
          </table:table-cell>
          <table:table-cell office:value-type="string">
            <text:p>大理超强</text:p>
          </table:table-cell>
          <table:table-cell office:value-type="string">
            <text:p>U5482幻影</text:p>
          </table:table-cell>
          <table:table-cell office:value-type="string">
            <text:p>白</text:p>
          </table:table-cell>
          <table:table-cell office:value-type="float" office:value="9">
            <text:p>9</text:p>
          </table:table-cell>
          <table:table-cell office:value-type="float" office:value="749">
            <text:p>749</text:p>
          </table:table-cell>
          <table:table-cell table:formula="of:=[.F103]*[.E103]" office:value-type="float" office:value="6741">
            <text:p>6741</text:p>
          </table:table-cell>
          <table:table-cell table:number-columns-repeated="5"/>
        </table:table-row>
        <table:table-row table:style-name="ro2">
          <table:table-cell office:value-type="date" office:date-value="2015-10-16">
            <text:p>10月16日</text:p>
          </table:table-cell>
          <table:table-cell office:value-type="string">
            <text:p>大理长远</text:p>
          </table:table-cell>
          <table:table-cell office:value-type="string">
            <text:p>P1</text:p>
          </table:table-cell>
          <table:table-cell office:value-type="string">
            <text:p>金</text:p>
          </table:table-cell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table:formula="of:=[.F104]*[.E104]" office:value-type="float" office:value="9995">
            <text:p>9995</text:p>
          </table:table-cell>
          <table:table-cell table:number-columns-repeated="5"/>
        </table:table-row>
        <table:table-row table:style-name="ro2">
          <table:table-cell office:value-type="date" office:date-value="2015-10-16">
            <text:p>10月16日</text:p>
          </table:table-cell>
          <table:table-cell office:value-type="string">
            <text:p>大理长远</text:p>
          </table:table-cell>
          <table:table-cell office:value-type="string">
            <text:p>MOTO G</text:p>
          </table:table-cell>
          <table:table-cell office:value-type="string">
            <text:p>白</text:p>
          </table:table-cell>
          <table:table-cell office:value-type="float" office:value="12">
            <text:p>12</text:p>
          </table:table-cell>
          <table:table-cell office:value-type="float" office:value="799">
            <text:p>799</text:p>
          </table:table-cell>
          <table:table-cell table:formula="of:=[.F105]*[.E105]" office:value-type="float" office:value="9588">
            <text:p>9588</text:p>
          </table:table-cell>
          <table:table-cell table:number-columns-repeated="5"/>
        </table:table-row>
        <table:table-row table:style-name="ro2">
          <table:table-cell office:value-type="date" office:date-value="2015-10-16">
            <text:p>10月16日</text:p>
          </table:table-cell>
          <table:table-cell office:value-type="string">
            <text:p>大理长远</text:p>
          </table:table-cell>
          <table:table-cell office:value-type="string">
            <text:p>U5482</text:p>
          </table:table-cell>
          <table:table-cell office:value-type="string">
            <text:p>白</text:p>
          </table:table-cell>
          <table:table-cell office:value-type="float" office:value="1">
            <text:p>1</text:p>
          </table:table-cell>
          <table:table-cell office:value-type="float" office:value="1049">
            <text:p>1049</text:p>
          </table:table-cell>
          <table:table-cell table:formula="of:=[.F106]*[.E106]" office:value-type="float" office:value="1049">
            <text:p>1049</text:p>
          </table:table-cell>
          <table:table-cell table:number-columns-repeated="5"/>
        </table:table-row>
        <table:table-row table:style-name="ro2">
          <table:table-cell office:value-type="date" office:date-value="2015-10-16">
            <text:p>10月16日</text:p>
          </table:table-cell>
          <table:table-cell office:value-type="string">
            <text:p>大理永成</text:p>
          </table:table-cell>
          <table:table-cell office:value-type="string">
            <text:p>MOTO G</text:p>
          </table:table-cell>
          <table:table-cell office:value-type="string">
            <text:p>白</text:p>
          </table:table-cell>
          <table:table-cell office:value-type="float" office:value="3">
            <text:p>3</text:p>
          </table:table-cell>
          <table:table-cell office:value-type="float" office:value="799">
            <text:p>799</text:p>
          </table:table-cell>
          <table:table-cell table:formula="of:=[.F107]*[.E107]" office:value-type="float" office:value="2397">
            <text:p>2397</text:p>
          </table:table-cell>
          <table:table-cell table:number-columns-repeated="5"/>
        </table:table-row>
        <table:table-row table:style-name="ro2">
          <table:table-cell office:value-type="date" office:date-value="2015-10-16">
            <text:p>10月16日</text:p>
          </table:table-cell>
          <table:table-cell office:value-type="string">
            <text:p>大理长远</text:p>
          </table:table-cell>
          <table:table-cell office:value-type="string">
            <text:p>Z90-3</text:p>
          </table:table-cell>
          <table:table-cell office:value-type="string">
            <text:p>红</text:p>
          </table:table-cell>
          <table:table-cell office:value-type="float" office:value="-1">
            <text:p>-1</text:p>
          </table:table-cell>
          <table:table-cell office:value-type="float" office:value="1799">
            <text:p>1799</text:p>
          </table:table-cell>
          <table:table-cell table:formula="of:=[.F108]*[.E108]" office:value-type="float" office:value="-1799">
            <text:p>-1799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office:value-type="date" office:date-value="2015-10-16">
            <text:p>10月16日</text:p>
          </table:table-cell>
          <table:table-cell office:value-type="string">
            <text:p>大理超强</text:p>
          </table:table-cell>
          <table:table-cell office:value-type="string">
            <text:p>Z90-3</text:p>
          </table:table-cell>
          <table:table-cell office:value-type="string">
            <text:p>红</text:p>
          </table:table-cell>
          <table:table-cell office:value-type="float" office:value="1">
            <text:p>1</text:p>
          </table:table-cell>
          <table:table-cell office:value-type="float" office:value="1799">
            <text:p>1799</text:p>
          </table:table-cell>
          <table:table-cell table:formula="of:=[.F109]*[.E109]" office:value-type="float" office:value="1799">
            <text:p>1799</text:p>
          </table:table-cell>
          <table:table-cell office:value-type="string">
            <text:p>转单位</text:p>
          </table:table-cell>
          <table:table-cell table:number-columns-repeated="4"/>
        </table:table-row>
        <table:table-row table:style-name="ro2">
          <table:table-cell office:value-type="date" office:date-value="2015-10-17">
            <text:p>10月17日</text:p>
          </table:table-cell>
          <table:table-cell office:value-type="string">
            <text:p>攀枝花信叶</text:p>
          </table:table-cell>
          <table:table-cell office:value-type="string">
            <text:p>U5482调价</text:p>
          </table:table-cell>
          <table:table-cell office:value-type="string">
            <text:p>1199—999</text:p>
          </table:table-cell>
          <table:table-cell office:value-type="float" office:value="20">
            <text:p>20</text:p>
          </table:table-cell>
          <table:table-cell office:value-type="float" office:value="-200">
            <text:p>-200</text:p>
          </table:table-cell>
          <table:table-cell table:formula="of:=[.F110]*[.E110]" office:value-type="float" office:value="-4000">
            <text:p>-4000</text:p>
          </table:table-cell>
          <table:table-cell table:number-columns-repeated="5"/>
        </table:table-row>
        <table:table-row table:style-name="ro2">
          <table:table-cell office:value-type="date" office:date-value="2015-10-17">
            <text:p>10月17日</text:p>
          </table:table-cell>
          <table:table-cell office:value-type="string">
            <text:p>攀枝花信叶</text:p>
          </table:table-cell>
          <table:table-cell office:value-type="string">
            <text:p>U5482钻石调价</text:p>
          </table:table-cell>
          <table:table-cell office:value-type="string">
            <text:p>1299—1099</text:p>
          </table:table-cell>
          <table:table-cell office:value-type="float" office:value="15">
            <text:p>15</text:p>
          </table:table-cell>
          <table:table-cell office:value-type="float" office:value="-200">
            <text:p>-200</text:p>
          </table:table-cell>
          <table:table-cell table:formula="of:=[.F111]*[.E111]" office:value-type="float" office:value="-3000">
            <text:p>-3000</text:p>
          </table:table-cell>
          <table:table-cell table:number-columns-repeated="5"/>
        </table:table-row>
        <table:table-row table:style-name="ro2">
          <table:table-cell office:value-type="date" office:date-value="2015-10-18">
            <text:p>10月18日</text:p>
          </table:table-cell>
          <table:table-cell table:style-name="ce6" office:value-type="string">
            <text:p>大理长远</text:p>
          </table:table-cell>
          <table:table-cell table:style-name="ce10" office:value-type="string">
            <text:p>T3581</text:p>
          </table:table-cell>
          <table:table-cell table:style-name="ce10" office:value-type="string">
            <text:p>金</text:p>
          </table:table-cell>
          <table:table-cell office:value-type="float" office:value="5">
            <text:p>5</text:p>
          </table:table-cell>
          <table:table-cell office:value-type="float" office:value="749">
            <text:p>749</text:p>
          </table:table-cell>
          <table:table-cell table:formula="of:=[.F112]*[.E112]" office:value-type="float" office:value="3745">
            <text:p>3745</text:p>
          </table:table-cell>
          <table:table-cell table:number-columns-repeated="5"/>
        </table:table-row>
        <table:table-row table:style-name="ro1">
          <table:table-cell office:value-type="date" office:date-value="2015-10-18">
            <text:p>10月18日</text:p>
          </table:table-cell>
          <table:table-cell table:style-name="ce6" office:value-type="string">
            <text:p>大理长远</text:p>
          </table:table-cell>
          <table:table-cell table:style-name="ce10" office:value-type="string">
            <text:p>U<text:span text:style-name="T2">5483</text:span></text:p>
          </table:table-cell>
          <table:table-cell table:style-name="ce10" office:value-type="string">
            <text:p>金</text:p>
          </table:table-cell>
          <table:table-cell office:value-type="float" office:value="5">
            <text:p>5</text:p>
          </table:table-cell>
          <table:table-cell office:value-type="float" office:value="1499">
            <text:p>1499</text:p>
          </table:table-cell>
          <table:table-cell table:formula="of:=[.F113]*[.E113]" office:value-type="float" office:value="7495">
            <text:p>7495</text:p>
          </table:table-cell>
          <table:table-cell table:number-columns-repeated="5"/>
        </table:table-row>
        <table:table-row table:style-name="ro1">
          <table:table-cell office:value-type="date" office:date-value="2015-10-18">
            <text:p>10月18日</text:p>
          </table:table-cell>
          <table:table-cell office:value-type="string">
            <text:p>攀枝花信叶</text:p>
          </table:table-cell>
          <table:table-cell table:style-name="ce10" office:value-type="string">
            <text:p>T<text:span text:style-name="T2">3581</text:span></text:p>
          </table:table-cell>
          <table:table-cell table:style-name="ce10" office:value-type="string">
            <text:p>金</text:p>
          </table:table-cell>
          <table:table-cell office:value-type="float" office:value="5">
            <text:p>5</text:p>
          </table:table-cell>
          <table:table-cell office:value-type="float" office:value="749">
            <text:p>749</text:p>
          </table:table-cell>
          <table:table-cell table:formula="of:=[.F114]*[.E114]" office:value-type="float" office:value="3745">
            <text:p>3745</text:p>
          </table:table-cell>
          <table:table-cell table:number-columns-repeated="5"/>
        </table:table-row>
        <table:table-row table:style-name="ro1">
          <table:table-cell office:value-type="date" office:date-value="2015-10-18">
            <text:p>10月18日</text:p>
          </table:table-cell>
          <table:table-cell office:value-type="string">
            <text:p>攀枝花信叶</text:p>
          </table:table-cell>
          <table:table-cell table:style-name="ce10" office:value-type="string">
            <text:p>U<text:span text:style-name="T2">5483</text:span></text:p>
          </table:table-cell>
          <table:table-cell table:style-name="ce10" office:value-type="string">
            <text:p>金</text:p>
          </table:table-cell>
          <table:table-cell office:value-type="float" office:value="12">
            <text:p>12</text:p>
          </table:table-cell>
          <table:table-cell office:value-type="float" office:value="1499">
            <text:p>1499</text:p>
          </table:table-cell>
          <table:table-cell table:formula="of:=[.F115]*[.E115]" office:value-type="float" office:value="17988">
            <text:p>17988</text:p>
          </table:table-cell>
          <table:table-cell table:number-columns-repeated="5"/>
        </table:table-row>
        <table:table-row table:style-name="ro1">
          <table:table-cell table:style-name="ce5" office:value-type="date" office:date-value="2015-10-18">
            <text:p>10月18日</text:p>
          </table:table-cell>
          <table:table-cell table:style-name="ce9" office:value-type="string">
            <text:p>伍忠平</text:p>
          </table:table-cell>
          <table:table-cell table:style-name="ce13" office:value-type="string">
            <text:p>U5483</text:p>
          </table:table-cell>
          <table:table-cell table:style-name="ce13" office:value-type="string">
            <text:p>金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499">
            <text:p>1499</text:p>
          </table:table-cell>
          <table:table-cell table:style-name="ce13" table:formula="of:=[.F116]*[.E116]" office:value-type="float" office:value="4497">
            <text:p>4497</text:p>
          </table:table-cell>
          <table:table-cell office:value-type="string">
            <text:p>样机</text:p>
          </table:table-cell>
          <table:table-cell table:number-columns-repeated="4"/>
        </table:table-row>
        <table:table-row table:style-name="ro1">
          <table:table-cell table:style-name="ce5" office:value-type="date" office:date-value="2015-10-20">
            <text:p>10月20日</text:p>
          </table:table-cell>
          <table:table-cell table:style-name="ce9" office:value-type="string">
            <text:p>谭素艳</text:p>
          </table:table-cell>
          <table:table-cell table:style-name="ce13" office:value-type="string">
            <text:p>P1</text:p>
          </table:table-cell>
          <table:table-cell table:style-name="ce13" office:value-type="string">
            <text:p>银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949">
            <text:p>1949</text:p>
          </table:table-cell>
          <table:table-cell table:style-name="ce13" table:formula="of:=[.F117]*[.E117]" office:value-type="float" office:value="-1949">
            <text:p>-1949</text:p>
          </table:table-cell>
          <table:table-cell table:number-columns-repeated="5"/>
        </table:table-row>
        <table:table-row table:style-name="ro2">
          <table:table-cell office:value-type="date" office:date-value="2015-10-20">
            <text:p>10月20日</text:p>
          </table:table-cell>
          <table:table-cell office:value-type="string">
            <text:p>谭素艳</text:p>
          </table:table-cell>
          <table:table-cell office:value-type="string">
            <text:p>K920</text:p>
          </table:table-cell>
          <table:table-cell office:value-type="string">
            <text:p>灰</text:p>
          </table:table-cell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formula="of:=[.F118]*[.E118]" office:value-type="float" office:value="2099">
            <text:p>2099</text:p>
          </table:table-cell>
          <table:table-cell table:style-name="ce15" table:number-columns-repeated="3"/>
          <table:table-cell table:number-columns-repeated="2"/>
        </table:table-row>
        <table:table-row table:style-name="ro2">
          <table:table-cell office:value-type="date" office:date-value="2015-10-20">
            <text:p>10月20日</text:p>
          </table:table-cell>
          <table:table-cell office:value-type="string">
            <text:p>大理超强</text:p>
          </table:table-cell>
          <table:table-cell office:value-type="string">
            <text:p>P1</text:p>
          </table:table-cell>
          <table:table-cell office:value-type="string">
            <text:p>银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table:formula="of:=[.F119]*[.E119]" office:value-type="float" office:value="1949">
            <text:p>1949</text:p>
          </table:table-cell>
          <table:table-cell table:style-name="ce15" table:number-columns-repeated="3"/>
          <table:table-cell table:number-columns-repeated="2"/>
        </table:table-row>
        <table:table-row table:style-name="ro2">
          <table:table-cell office:value-type="date" office:date-value="2015-10-22">
            <text:p>10月22日</text:p>
          </table:table-cell>
          <table:table-cell office:value-type="string">
            <text:p>大理长远</text:p>
          </table:table-cell>
          <table:table-cell office:value-type="string">
            <text:p>S90</text:p>
          </table:table-cell>
          <table:table-cell office:value-type="string">
            <text:p>银</text:p>
          </table:table-cell>
          <table:table-cell office:value-type="float" office:value="-1">
            <text:p>-1</text:p>
          </table:table-cell>
          <table:table-cell office:value-type="float" office:value="1099">
            <text:p>1099</text:p>
          </table:table-cell>
          <table:table-cell table:formula="of:=[.F120]*[.E120]" office:value-type="float" office:value="-1099">
            <text:p>-1099</text:p>
          </table:table-cell>
          <table:table-cell table:style-name="ce15" table:number-columns-repeated="3"/>
          <table:table-cell table:number-columns-repeated="2"/>
        </table:table-row>
        <table:table-row table:style-name="ro2">
          <table:table-cell office:value-type="date" office:date-value="2015-10-22">
            <text:p>10月22日</text:p>
          </table:table-cell>
          <table:table-cell office:value-type="string">
            <text:p>大理长远</text:p>
          </table:table-cell>
          <table:table-cell office:value-type="string">
            <text:p>S90 2G</text:p>
          </table:table-cell>
          <table:table-cell office:value-type="string">
            <text:p>灰</text:p>
          </table:table-cell>
          <table:table-cell office:value-type="float" office:value="-1">
            <text:p>-1</text:p>
          </table:table-cell>
          <table:table-cell office:value-type="float" office:value="1199">
            <text:p>1199</text:p>
          </table:table-cell>
          <table:table-cell table:formula="of:=[.F121]*[.E121]" office:value-type="float" office:value="-1199">
            <text:p>-1199</text:p>
          </table:table-cell>
          <table:table-cell table:style-name="ce15" table:number-columns-repeated="3"/>
          <table:table-cell table:number-columns-repeated="2"/>
        </table:table-row>
        <table:table-row table:style-name="ro2">
          <table:table-cell office:value-type="date" office:date-value="2015-10-22">
            <text:p>10月22日</text:p>
          </table:table-cell>
          <table:table-cell office:value-type="string">
            <text:p>大理长远</text:p>
          </table:table-cell>
          <table:table-cell office:value-type="string">
            <text:p>S60</text:p>
          </table:table-cell>
          <table:table-cell office:value-type="string">
            <text:p>粉</text:p>
          </table:table-cell>
          <table:table-cell office:value-type="float" office:value="-1">
            <text:p>-1</text:p>
          </table:table-cell>
          <table:table-cell office:value-type="float" office:value="729">
            <text:p>729</text:p>
          </table:table-cell>
          <table:table-cell table:formula="of:=[.F122]*[.E122]" office:value-type="float" office:value="-729">
            <text:p>-729</text:p>
          </table:table-cell>
          <table:table-cell table:style-name="ce15" table:number-columns-repeated="3"/>
          <table:table-cell table:number-columns-repeated="2"/>
        </table:table-row>
        <table:table-row table:style-name="ro2">
          <table:table-cell office:value-type="date" office:date-value="2015-10-22">
            <text:p>10月22日</text:p>
          </table:table-cell>
          <table:table-cell office:value-type="string">
            <text:p>大理超强</text:p>
          </table:table-cell>
          <table:table-cell office:value-type="string">
            <text:p>S90</text:p>
          </table:table-cell>
          <table:table-cell office:value-type="string">
            <text:p>银</text:p>
          </table:table-cell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table:formula="of:=[.F123]*[.E123]" office:value-type="float" office:value="999">
            <text:p>999</text:p>
          </table:table-cell>
          <table:table-cell table:style-name="ce15" table:number-columns-repeated="3"/>
          <table:table-cell table:number-columns-repeated="2"/>
        </table:table-row>
        <table:table-row table:style-name="ro2">
          <table:table-cell office:value-type="date" office:date-value="2015-10-22">
            <text:p>10月22日</text:p>
          </table:table-cell>
          <table:table-cell office:value-type="string">
            <text:p>大理超强</text:p>
          </table:table-cell>
          <table:table-cell office:value-type="string">
            <text:p>S90 2G</text:p>
          </table:table-cell>
          <table:table-cell office:value-type="string">
            <text:p>灰</text:p>
          </table:table-cell>
          <table:table-cell office:value-type="float" office:value="1">
            <text:p>1</text:p>
          </table:table-cell>
          <table:table-cell office:value-type="float" office:value="1099">
            <text:p>1099</text:p>
          </table:table-cell>
          <table:table-cell table:formula="of:=[.F124]*[.E124]" office:value-type="float" office:value="1099">
            <text:p>1099</text:p>
          </table:table-cell>
          <table:table-cell table:style-name="ce15" table:number-columns-repeated="3"/>
          <table:table-cell table:number-columns-repeated="2"/>
        </table:table-row>
        <table:table-row table:style-name="ro2">
          <table:table-cell office:value-type="date" office:date-value="2015-10-22">
            <text:p>10月22日</text:p>
          </table:table-cell>
          <table:table-cell office:value-type="string">
            <text:p>大理超强</text:p>
          </table:table-cell>
          <table:table-cell office:value-type="string">
            <text:p>S60</text:p>
          </table:table-cell>
          <table:table-cell office:value-type="string">
            <text:p>粉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F125]*[.E125]" office:value-type="float" office:value="729">
            <text:p>729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date" office:date-value="2015-10-24">
            <text:p>10月24日</text:p>
          </table:table-cell>
          <table:table-cell table:style-name="ce6" office:value-type="string">
            <text:p>攀枝花信叶</text:p>
          </table:table-cell>
          <table:table-cell table:style-name="ce10" office:value-type="string">
            <text:p>T<text:span text:style-name="T2">3581</text:span></text:p>
          </table:table-cell>
          <table:table-cell table:style-name="ce10" office:value-type="string">
            <text:p>金</text:p>
          </table:table-cell>
          <table:table-cell office:value-type="float" office:value="20">
            <text:p>20</text:p>
          </table:table-cell>
          <table:table-cell office:value-type="float" office:value="749">
            <text:p>749</text:p>
          </table:table-cell>
          <table:table-cell table:formula="of:=[.F126]*[.E126]" office:value-type="float" office:value="14980">
            <text:p>14980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date" office:date-value="2015-10-24">
            <text:p>10月24日</text:p>
          </table:table-cell>
          <table:table-cell table:style-name="ce6" office:value-type="string">
            <text:p>攀枝花信叶</text:p>
          </table:table-cell>
          <table:table-cell table:style-name="ce10" office:value-type="string">
            <text:p>U<text:span text:style-name="T2">5483</text:span></text:p>
          </table:table-cell>
          <table:table-cell table:style-name="ce10" office:value-type="string">
            <text:p>金</text:p>
          </table:table-cell>
          <table:table-cell office:value-type="float" office:value="10">
            <text:p>10</text:p>
          </table:table-cell>
          <table:table-cell office:value-type="float" office:value="1499">
            <text:p>1499</text:p>
          </table:table-cell>
          <table:table-cell table:formula="of:=[.F127]*[.E127]" office:value-type="float" office:value="14990">
            <text:p>14990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date" office:date-value="2015-10-24">
            <text:p>10月24日</text:p>
          </table:table-cell>
          <table:table-cell table:style-name="ce6" office:value-type="string">
            <text:p>大理超强</text:p>
          </table:table-cell>
          <table:table-cell table:style-name="ce10" office:value-type="string">
            <text:p>T<text:span text:style-name="T2">3581</text:span></text:p>
          </table:table-cell>
          <table:table-cell table:style-name="ce10" office:value-type="string">
            <text:p>金</text:p>
          </table:table-cell>
          <table:table-cell office:value-type="float" office:value="15">
            <text:p>15</text:p>
          </table:table-cell>
          <table:table-cell office:value-type="float" office:value="749">
            <text:p>749</text:p>
          </table:table-cell>
          <table:table-cell table:formula="of:=[.F128]*[.E128]" office:value-type="float" office:value="11235">
            <text:p>11235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date" office:date-value="2015-10-24">
            <text:p>10月24日</text:p>
          </table:table-cell>
          <table:table-cell table:style-name="ce6" office:value-type="string">
            <text:p>大理永成</text:p>
          </table:table-cell>
          <table:table-cell table:style-name="ce14" office:value-type="string">
            <text:p>P<text:span text:style-name="T2">1</text:span></text:p>
          </table:table-cell>
          <table:table-cell table:style-name="ce14" office:value-type="string">
            <text:p>金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1999">
            <text:p>1999</text:p>
          </table:table-cell>
          <table:table-cell table:style-name="ce15" table:formula="of:=[.F129]*[.E129]" office:value-type="float" office:value="-1999">
            <text:p>-1999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date" office:date-value="2015-10-24">
            <text:p>10月24日</text:p>
          </table:table-cell>
          <table:table-cell table:style-name="ce6" office:value-type="string">
            <text:p>大理长远</text:p>
          </table:table-cell>
          <table:table-cell table:style-name="ce14" office:value-type="string">
            <text:p>P<text:span text:style-name="T2">1</text:span></text:p>
          </table:table-cell>
          <table:table-cell table:style-name="ce14" office:value-type="string">
            <text:p>金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99">
            <text:p>1999</text:p>
          </table:table-cell>
          <table:table-cell table:style-name="ce15" table:formula="of:=[.F130]*[.E130]" office:value-type="float" office:value="1999">
            <text:p>1999</text:p>
          </table:table-cell>
          <table:table-cell table:style-name="ce15" table:number-columns-repeated="3"/>
          <table:table-cell table:number-columns-repeated="2"/>
        </table:table-row>
        <table:table-row table:style-name="ro2">
          <table:table-cell office:value-type="date" office:date-value="2015-10-25">
            <text:p>10月25日</text:p>
          </table:table-cell>
          <table:table-cell table:style-name="ce6" office:value-type="string">
            <text:p>大理长远</text:p>
          </table:table-cell>
          <table:table-cell table:style-name="ce15" office:value-type="string">
            <text:p>T314803</text:p>
          </table:table-cell>
          <table:table-cell table:style-name="ce15" office:value-type="string">
            <text:p>白</text:p>
          </table:table-cell>
          <table:table-cell table:style-name="ce15" office:value-type="float" office:value="-2">
            <text:p>-2</text:p>
          </table:table-cell>
          <table:table-cell table:style-name="ce15" office:value-type="float" office:value="499">
            <text:p>499</text:p>
          </table:table-cell>
          <table:table-cell table:style-name="ce15" table:formula="of:=[.F131]*[.E131]" office:value-type="float" office:value="-998">
            <text:p>-998</text:p>
          </table:table-cell>
          <table:table-cell table:style-name="ce15" office:value-type="string">
            <text:p>转单位</text:p>
          </table:table-cell>
          <table:table-cell table:style-name="ce15" table:number-columns-repeated="2"/>
          <table:table-cell table:number-columns-repeated="2"/>
        </table:table-row>
        <table:table-row table:style-name="ro2">
          <table:table-cell office:value-type="date" office:date-value="2015-10-25">
            <text:p>10月25日</text:p>
          </table:table-cell>
          <table:table-cell table:style-name="ce6" office:value-type="string">
            <text:p>大理超强</text:p>
          </table:table-cell>
          <table:table-cell table:style-name="ce15" office:value-type="string">
            <text:p>T314803</text:p>
          </table:table-cell>
          <table:table-cell table:style-name="ce15" office:value-type="string">
            <text:p>白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99">
            <text:p>499</text:p>
          </table:table-cell>
          <table:table-cell table:style-name="ce15" table:formula="of:=[.F132]*[.E132]" office:value-type="float" office:value="998">
            <text:p>998</text:p>
          </table:table-cell>
          <table:table-cell table:style-name="ce15" office:value-type="string">
            <text:p>转单位</text:p>
          </table:table-cell>
          <table:table-cell table:style-name="ce15" table:number-columns-repeated="2"/>
          <table:table-cell table:number-columns-repeated="2"/>
        </table:table-row>
        <table:table-row table:style-name="ro2">
          <table:table-cell office:value-type="date" office:date-value="2015-10-25">
            <text:p>10月25日</text:p>
          </table:table-cell>
          <table:table-cell table:style-name="ce6" office:value-type="string">
            <text:p>大理长远</text:p>
          </table:table-cell>
          <table:table-cell table:style-name="ce15" office:value-type="string">
            <text:p>T3581</text:p>
          </table:table-cell>
          <table:table-cell table:style-name="ce15" office:value-type="string">
            <text:p>金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749">
            <text:p>749</text:p>
          </table:table-cell>
          <table:table-cell table:style-name="ce15" table:formula="of:=[.F133]*[.E133]" office:value-type="float" office:value="11235">
            <text:p>11235</text:p>
          </table:table-cell>
          <table:table-cell table:style-name="ce15" table:number-columns-repeated="3"/>
          <table:table-cell table:number-columns-repeated="2"/>
        </table:table-row>
      </table:table>
      <table:table table:name="工作表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宋体" svg:font-family="宋体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number:min-integer-digits="1" number:grouping="true"/>
    </number:number-style>
    <number:number-style style:name="N116">
      <style:text-properties fo:color="#ff0000"/>
      <number:text>¥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¥</number:text>
      <number:number number:decimal-places="0" number:min-integer-digits="1" number:grouping="true"/>
      <number:text> </number:text>
    </number:number-style>
    <number:number-style style:name="N128P1" style:volatile="true">
      <number:text> ¥-</number:text>
      <number:number number:decimal-places="0" number:min-integer-digits="1" number:grouping="true"/>
      <number:text> </number:text>
    </number:number-style>
    <number:number-style style:name="N128P2" style:volatile="true">
      <number:text> ¥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¥</number:text>
      <number:number number:decimal-places="2" number:min-integer-digits="1" number:grouping="true"/>
      <number:text> </number:text>
    </number:number-style>
    <number:number-style style:name="N130P1" style:volatile="true">
      <number:text> ¥-</number:text>
      <number:number number:decimal-places="2" number:min-integer-digits="1" number:grouping="true"/>
      <number:text> </number:text>
    </number:number-style>
    <number:number-style style:name="N130P2" style:volatile="true">
      <number:text> ¥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month number:textual="true"/>
      <number:text>／</number:text>
      <number:year number:style="long"/>
    </number:date-style>
    <number:date-style style:name="N136">
      <number:month number:textual="true"/>
      <number:text>-</number:text>
      <number:year number:style="long"/>
    </number:date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year number:style="long"/>
      <number:text>年</number:text>
      <number:month/>
      <number:text>月</number:text>
    </number:date-style>
    <number:date-style style:name="N10125" number:language="zh" number:country="CN">
      <number:month/>
      <number:text>月</number:text>
      <number:day/>
      <number:text>日</number:text>
    </number:date-style>
    <number:date-style style:name="N10126" number:language="zh" number:country="CN">
      <number:month/>
      <number:text>-</number:text>
      <number:day/>
      <number:text>-</number:text>
      <number:year/>
    </number:date-style>
    <number:date-style style:name="N10127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zh" number:country="CN">
      <number:hours/>
      <number:text>时</number:text>
      <number:minutes number:style="long"/>
      <number:text>分</number:text>
    </number:time-style>
    <number:time-style style:name="N1012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0" number:language="zh" number:country="CN">
      <number:am-pm/>
      <number:hours/>
      <number:text>时</number:text>
      <number:minutes number:style="long"/>
      <number:text>分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2P0" style:volatile="true" number:language="zh" number:country="CN">
      <number:text>￥</number:text>
      <number:number number:decimal-places="2" number:min-integer-digits="1" number:grouping="true"/>
    </number:number-style>
    <number:number-style style:name="N10132" number:language="zh" number:country="CN">
      <number:text>-￥</number:text>
      <number:number number:decimal-places="2" number:min-integer-digits="1" number:grouping="true"/>
      <style:map style:condition="value()&gt;=0" style:apply-style-name="N1013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e_20_Arrow_20_1" draw:display-name="Line Arrow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2015／10／29</text:date>, <text:time>13:49:3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0-29T13:49:09</meta:creation-date>
    <dc:date>2015-10-29T13:49:36</dc:date>
    <meta:editing-duration>PT00H00M27S</meta:editing-duration>
    <meta:editing-cycles>1</meta:editing-cycles>
    <meta:document-statistic meta:table-count="3" meta:cell-count="976" meta:object-count="0"/>
    <meta:generator>OpenOffice.org/3.2$Unix OpenOffice.org_project/320m12$Build-9483</meta:generator>
  </office:meta>
</office:document-meta>
</file>